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Arial, Verdana, sans-serif"/>
    <style:font-face style:name="Palatino" svg:font-family="Palatino, Georgia, Time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d7f3" officeooo:paragraph-rsid="000dd7f3"/>
    </style:style>
    <style:style style:name="P2" style:family="paragraph" style:parent-style-name="Text_20_body">
      <style:text-properties officeooo:rsid="000dd7f3" officeooo:paragraph-rsid="000dd7f3"/>
    </style:style>
    <style:style style:name="P3" style:family="paragraph" style:parent-style-name="Text_20_body">
      <style:text-properties officeooo:rsid="000f0539" officeooo:paragraph-rsid="000f0539"/>
    </style:style>
    <style:style style:name="P4" style:family="paragraph" style:parent-style-name="Text_20_body">
      <style:text-properties officeooo:paragraph-rsid="000f0539"/>
    </style:style>
    <style:style style:name="P5" style:family="paragraph" style:parent-style-name="Text_20_body">
      <style:text-properties officeooo:rsid="000fdf6b" officeooo:paragraph-rsid="000fdf6b"/>
    </style:style>
    <style:style style:name="P6" style:family="paragraph" style:parent-style-name="Text_20_body">
      <style:text-properties officeooo:rsid="0011b332" officeooo:paragraph-rsid="0011b332"/>
    </style:style>
    <style:style style:name="P7" style:family="paragraph" style:parent-style-name="Text_20_body">
      <style:text-properties officeooo:rsid="0012a5f7" officeooo:paragraph-rsid="0012a5f7"/>
    </style:style>
    <style:style style:name="P8" style:family="paragraph" style:parent-style-name="Text_20_body">
      <style:text-properties officeooo:rsid="00139108" officeooo:paragraph-rsid="00139108"/>
    </style:style>
    <style:style style:name="P9" style:family="paragraph" style:parent-style-name="Text_20_body">
      <style:text-properties officeooo:rsid="00146e51" officeooo:paragraph-rsid="00146e51"/>
    </style:style>
    <style:style style:name="P10" style:family="paragraph" style:parent-style-name="Text_20_body">
      <style:text-properties officeooo:rsid="001820f6" officeooo:paragraph-rsid="001820f6"/>
    </style:style>
    <style:style style:name="P11" style:family="paragraph" style:parent-style-name="Text_20_body">
      <style:text-properties officeooo:rsid="001961d8" officeooo:paragraph-rsid="001961d8"/>
    </style:style>
    <style:style style:name="P12" style:family="paragraph" style:parent-style-name="Preformatted_20_Text">
      <style:text-properties officeooo:rsid="000dd7f3" officeooo:paragraph-rsid="000dd7f3"/>
    </style:style>
    <style:style style:name="P13" style:family="paragraph" style:parent-style-name="Preformatted_20_Text">
      <style:text-properties fo:color="#729fcf"/>
    </style:style>
    <style:style style:name="P14" style:family="paragraph" style:parent-style-name="Preformatted_20_Text">
      <style:text-properties officeooo:paragraph-rsid="000dd7f3"/>
    </style:style>
    <style:style style:name="P15" style:family="paragraph" style:parent-style-name="Preformatted_20_Text">
      <style:text-properties fo:color="#fce94f"/>
    </style:style>
    <style:style style:name="P16" style:family="paragraph" style:parent-style-name="Preformatted_20_Text">
      <style:text-properties officeooo:rsid="000dd7f3" officeooo:paragraph-rsid="000dd7f3" fo:background-color="transparent"/>
    </style:style>
    <style:style style:name="P17" style:family="paragraph" style:parent-style-name="Preformatted_20_Text">
      <style:text-properties officeooo:paragraph-rsid="000df126"/>
    </style:style>
    <style:style style:name="P18" style:family="paragraph" style:parent-style-name="Preformatted_20_Text">
      <style:text-properties officeooo:rsid="000f0539" officeooo:paragraph-rsid="000f0539"/>
    </style:style>
    <style:style style:name="P19" style:family="paragraph" style:parent-style-name="Preformatted_20_Text">
      <style:text-properties officeooo:paragraph-rsid="000f0539"/>
    </style:style>
    <style:style style:name="P20" style:family="paragraph" style:parent-style-name="Preformatted_20_Text">
      <style:paragraph-properties fo:orphans="2" fo:widows="2"/>
      <style:text-properties fo:font-variant="normal" fo:text-transform="none" fo:color="#557799" fo:letter-spacing="normal" fo:font-style="normal" fo:font-weight="normal"/>
    </style:style>
    <style:style style:name="P21" style:family="paragraph" style:parent-style-name="Preformatted_20_Text">
      <style:text-properties fo:font-variant="normal" fo:text-transform="none" fo:color="#557799" fo:letter-spacing="normal" fo:font-style="normal" fo:font-weight="normal" officeooo:rsid="000f0539" officeooo:paragraph-rsid="000f0539"/>
    </style:style>
    <style:style style:name="P22" style:family="paragraph" style:parent-style-name="Preformatted_20_Text">
      <style:text-properties fo:font-variant="normal" fo:text-transform="none" fo:color="#557799" fo:letter-spacing="normal" fo:font-style="normal" fo:font-weight="normal" officeooo:rsid="000fdf6b" officeooo:paragraph-rsid="000fdf6b"/>
    </style:style>
    <style:style style:name="P23" style:family="paragraph" style:parent-style-name="Preformatted_20_Text">
      <style:paragraph-properties fo:orphans="2" fo:widows="2"/>
      <style:text-properties fo:font-variant="normal" fo:text-transform="none" fo:color="#333333" fo:letter-spacing="normal" fo:font-style="normal" fo:font-weight="normal"/>
    </style:style>
    <style:style style:name="P24" style:family="paragraph" style:parent-style-name="Preformatted_20_Text">
      <style:paragraph-properties fo:orphans="2" fo:widows="2"/>
      <style:text-properties fo:font-variant="normal" fo:text-transform="none" fo:color="#333333" fo:letter-spacing="normal"/>
    </style:style>
    <style:style style:name="P25" style:family="paragraph" style:parent-style-name="Preformatted_20_Text">
      <style:paragraph-properties fo:orphans="2" fo:widows="2"/>
      <style:text-properties fo:font-variant="normal" fo:text-transform="none" fo:color="#333333" fo:letter-spacing="normal" officeooo:paragraph-rsid="000fdf6b"/>
    </style:style>
    <style:style style:name="P26" style:family="paragraph" style:parent-style-name="Preformatted_20_Text">
      <style:paragraph-properties fo:orphans="2" fo:widows="2"/>
      <style:text-properties fo:font-variant="normal" fo:text-transform="none" fo:color="#333333" fo:letter-spacing="normal" officeooo:rsid="000fdf6b" officeooo:paragraph-rsid="000fdf6b"/>
    </style:style>
    <style:style style:name="P27" style:family="paragraph" style:parent-style-name="Preformatted_20_Text">
      <style:paragraph-properties fo:orphans="2" fo:widows="2"/>
      <style:text-properties fo:font-variant="normal" fo:text-transform="none" fo:color="#333333" fo:letter-spacing="normal" officeooo:rsid="0011b332" officeooo:paragraph-rsid="0012a5f7"/>
    </style:style>
    <style:style style:name="P28" style:family="paragraph" style:parent-style-name="Preformatted_20_Text">
      <style:paragraph-properties fo:orphans="2" fo:widows="2"/>
    </style:style>
    <style:style style:name="P29" style:family="paragraph" style:parent-style-name="Preformatted_20_Text">
      <style:text-properties officeooo:rsid="0011b332" officeooo:paragraph-rsid="0011b332"/>
    </style:style>
    <style:style style:name="P30" style:family="paragraph" style:parent-style-name="Preformatted_20_Text">
      <style:text-properties officeooo:rsid="0012a5f7" officeooo:paragraph-rsid="0012a5f7"/>
    </style:style>
    <style:style style:name="P31" style:family="paragraph" style:parent-style-name="Preformatted_20_Text">
      <style:text-properties officeooo:rsid="00139108" officeooo:paragraph-rsid="00139108"/>
    </style:style>
    <style:style style:name="P32" style:family="paragraph" style:parent-style-name="Preformatted_20_Text">
      <style:text-properties officeooo:rsid="001961d8" officeooo:paragraph-rsid="001961d8"/>
    </style:style>
    <style:style style:name="P33" style:family="paragraph" style:parent-style-name="Preformatted_20_Text">
      <style:text-properties officeooo:rsid="001820f6" officeooo:paragraph-rsid="001820f6"/>
    </style:style>
    <style:style style:name="P34" style:family="paragraph" style:parent-style-name="Preformatted_20_Text">
      <style:paragraph-properties fo:margin-top="0cm" fo:margin-bottom="0.499cm" loext:contextual-spacing="false"/>
    </style:style>
    <style:style style:name="P35" style:family="paragraph" style:parent-style-name="Preformatted_20_Text">
      <style:paragraph-properties fo:margin-top="0cm" fo:margin-bottom="0.499cm" loext:contextual-spacing="false"/>
      <style:text-properties fo:color="#ffffff"/>
    </style:style>
    <style:style style:name="P36" style:family="paragraph" style:parent-style-name="Preformatted_20_Text">
      <style:paragraph-properties fo:margin-top="0cm" fo:margin-bottom="0.499cm" loext:contextual-spacing="false"/>
      <style:text-properties officeooo:rsid="000df126" officeooo:paragraph-rsid="000df126"/>
    </style:style>
    <style:style style:name="P37"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style:style>
    <style:style style:name="P38" style:family="paragraph" style:parent-style-name="Preformatted_20_Text">
      <style:paragraph-properties fo:margin-top="0cm" fo:margin-bottom="0.499cm" loext:contextual-spacing="false"/>
      <style:text-properties officeooo:rsid="0011b332"/>
    </style:style>
    <style:style style:name="P39" style:family="paragraph" style:parent-style-name="Heading_20_2">
      <style:text-properties officeooo:rsid="000df126" officeooo:paragraph-rsid="000df126"/>
    </style:style>
    <style:style style:name="P40" style:family="paragraph" style:parent-style-name="Heading_20_2">
      <style:text-properties officeooo:rsid="000f0539" officeooo:paragraph-rsid="000f0539"/>
    </style:style>
    <style:style style:name="P41" style:family="paragraph" style:parent-style-name="Heading_20_2">
      <style:text-properties officeooo:rsid="00146e51" officeooo:paragraph-rsid="00146e51"/>
    </style:style>
    <style:style style:name="P42" style:family="paragraph">
      <loext:graphic-properties draw:fill-color="#680059"/>
    </style:style>
    <style:style style:name="T1" style:family="text">
      <style:text-properties officeooo:rsid="000dd7f3"/>
    </style:style>
    <style:style style:name="T2" style:family="text">
      <style:text-properties fo:color="#ef2929"/>
    </style:style>
    <style:style style:name="T3" style:family="text">
      <style:text-properties fo:font-weight="bold"/>
    </style:style>
    <style:style style:name="T4" style:family="text">
      <style:text-properties fo:color="#34e2e2"/>
    </style:style>
    <style:style style:name="T5" style:family="text">
      <style:text-properties fo:color="#34e2e2" fo:font-weight="bold"/>
    </style:style>
    <style:style style:name="T6" style:family="text">
      <style:text-properties fo:color="#34e2e2" fo:font-weight="bold" officeooo:rsid="000dd7f3"/>
    </style:style>
    <style:style style:name="T7" style:family="text">
      <style:text-properties fo:color="#8ae234"/>
    </style:style>
    <style:style style:name="T8" style:family="text">
      <style:text-properties fo:color="#8ae234" fo:font-weight="bold"/>
    </style:style>
    <style:style style:name="T9" style:family="text">
      <style:text-properties fo:color="#8ae234" officeooo:rsid="000dd7f3"/>
    </style:style>
    <style:style style:name="T10" style:family="text">
      <style:text-properties fo:color="#ad7fa8"/>
    </style:style>
    <style:style style:name="T11" style:family="text">
      <style:text-properties fo:color="#ad7fa8" fo:font-weight="bold"/>
    </style:style>
    <style:style style:name="T12" style:family="text">
      <style:text-properties fo:color="#fce94f"/>
    </style:style>
    <style:style style:name="T13" style:family="text">
      <style:text-properties fo:color="#ffd7d7"/>
    </style:style>
    <style:style style:name="T14" style:family="text">
      <style:text-properties style:font-weight-asian="bold"/>
    </style:style>
    <style:style style:name="T15" style:family="text">
      <style:text-properties fo:color="#5fd7ff"/>
    </style:style>
    <style:style style:name="T16" style:family="text">
      <style:text-properties fo:color="#87ffaf"/>
    </style:style>
    <style:style style:name="T17" style:family="text">
      <style:text-properties fo:color="#ffffff"/>
    </style:style>
    <style:style style:name="T18" style:family="text">
      <style:text-properties officeooo:rsid="000df126"/>
    </style:style>
    <style:style style:name="T19" style:family="text">
      <style:text-properties fo:color="#729fcf" fo:font-weight="bold"/>
    </style:style>
    <style:style style:name="T20" style:family="text">
      <style:text-properties fo:color="#333399" fo:font-weight="bold"/>
    </style:style>
    <style:style style:name="T21" style:family="text">
      <style:text-properties fo:color="#333399" fo:font-style="normal" fo:font-weight="bold"/>
    </style:style>
    <style:style style:name="T22" style:family="text">
      <style:text-properties fo:color="#0000dd" fo:font-weight="bold"/>
    </style:style>
    <style:style style:name="T23" style:family="text">
      <style:text-properties fo:color="#0000dd" fo:font-style="normal" fo:font-weight="bold"/>
    </style:style>
    <style:style style:name="T24" style:family="text">
      <style:text-properties fo:font-style="normal" fo:font-weight="normal"/>
    </style:style>
    <style:style style:name="T25" style:family="text">
      <style:text-properties fo:color="#005588" fo:font-style="normal" fo:font-weight="bold"/>
    </style:style>
    <style:style style:name="T26" style:family="text">
      <style:text-properties fo:color="#888888"/>
    </style:style>
    <style:style style:name="T27" style:family="text">
      <style:text-properties fo:color="#888888" fo:font-style="normal" fo:font-weight="normal"/>
    </style:style>
    <style:style style:name="T28" style:family="text">
      <style:text-properties fo:color="#888888" style:font-name="Liberation Mono" fo:font-size="10pt" fo:font-style="normal" fo:font-weight="normal" style:font-name-asian="DejaVu Sans Mono" style:font-size-asian="10pt" style:font-name-complex="Liberation Mono" style:font-size-complex="10pt"/>
    </style:style>
    <style:style style:name="T29" style:family="text">
      <style:text-properties fo:color="#888888" style:font-name="Liberation Mono" fo:font-size="10pt" fo:font-style="normal" fo:font-weight="normal" officeooo:rsid="000fdf6b" style:font-name-asian="DejaVu Sans Mono" style:font-size-asian="10pt" style:font-name-complex="Liberation Mono" style:font-size-complex="10pt"/>
    </style:style>
    <style:style style:name="T30" style:family="text">
      <style:text-properties fo:color="#0066bb" fo:font-weight="bold"/>
    </style:style>
    <style:style style:name="T31" style:family="text">
      <style:text-properties fo:color="#008800" fo:font-style="normal" fo:font-weight="bold"/>
    </style:style>
    <style:style style:name="T32" style:family="text">
      <style:text-properties fo:color="#008800" fo:font-weight="bold"/>
    </style:style>
    <style:style style:name="T33" style:family="text">
      <style:text-properties officeooo:rsid="000fdf6b"/>
    </style:style>
    <style:style style:name="T34" style:family="text">
      <style:text-properties fo:color="#557799"/>
    </style:style>
    <style:style style:name="T35" style:family="text">
      <style:text-properties fo:font-variant="normal" fo:text-transform="none" fo:color="#333333" fo:letter-spacing="normal" fo:font-style="normal" fo:font-weight="normal"/>
    </style:style>
    <style:style style:name="T36" style:family="text">
      <style:text-properties officeooo:rsid="0011b332"/>
    </style:style>
    <style:style style:name="T37" style:family="text">
      <style:text-properties officeooo:rsid="0012a5f7"/>
    </style:style>
    <style:style style:name="T38" style:family="text">
      <style:text-properties officeooo:rsid="00139108"/>
    </style:style>
    <style:style style:name="T39" style:family="text">
      <style:text-properties officeooo:rsid="00146e51"/>
    </style:style>
    <style:style style:name="T40" style:family="text">
      <style:text-properties officeooo:rsid="00166ba7"/>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fill-color="#680059" draw:textarea-horizontal-align="justify" draw:textarea-vertical-align="middle" draw:auto-grow-height="false" fo:min-height="10.081cm" fo:min-width="16.933cm" style:run-through="back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 编译器与调试器</text:h>
      <text:p text:style-name="P1"/>
      <text:p text:style-name="P1">测控17-3 蒋易恒</text:p>
      <text:p text:style-name="P1"/>
      <text:h text:style-name="Heading_20_2" text:outline-level="2">1、GCC使用</text:h>
      <text:p text:style-name="P1"/>
      <text:p text:style-name="P1">Hello world编译</text:p>
      <text:p text:style-name="P1"/>
      <text:p text:style-name="P12"><text:span text:style-name="T2">➜ <text:s/></text:span><text:span text:style-name="T5">c</text:span> echo 'main(){puts("hello world");}' &gt; hello.c</text:p>
      <text:p text:style-name="Preformatted_20_Text"><text:span text:style-name="T7">➜ <text:s/></text:span><text:span text:style-name="T5">c</text:span> gcc hello.c -o hello <text:s text:c="24"/></text:p>
      <text:p text:style-name="Preformatted_20_Text"><text:span text:style-name="T3">hello.c:1:1:</text:span> <text:span text:style-name="T11">warning: </text:span>return type defaults to ‘<text:span text:style-name="T3">int</text:span>’ [<text:span text:style-name="T11">-Wimplicit-int</text:span>]</text:p>
      <text:p text:style-name="Preformatted_20_Text"><text:s/><text:span text:style-name="T11">main</text:span>(){puts("hello world");}</text:p>
      <text:p text:style-name="Preformatted_20_Text"><text:s/><text:span text:style-name="T11">^~~~</text:span></text:p>
      <text:p text:style-name="Preformatted_20_Text"><text:span text:style-name="T3">hello.c:</text:span> In function ‘<text:span text:style-name="T3">main</text:span>’:</text:p>
      <text:p text:style-name="Preformatted_20_Text"><text:span text:style-name="T3">hello.c:1:8:</text:span> <text:span text:style-name="T11">warning: </text:span>implicit declaration of function ‘<text:span text:style-name="T3">puts</text:span>’ [<text:span text:style-name="T11">-Wimplicit-function-declaration</text:span>]</text:p>
      <text:p text:style-name="Preformatted_20_Text"><text:s/>main(){<text:span text:style-name="T11">puts</text:span>("hello world");}</text:p>
      <text:p text:style-name="Preformatted_20_Text"><text:s text:c="8"/><text:span text:style-name="T11">^~~~</text:span></text:p>
      <text:p text:style-name="Preformatted_20_Text"><text:span text:style-name="T7">➜ <text:s/></text:span><text:span text:style-name="T5">c</text:span> ./hello</text:p>
      <text:p text:style-name="P34">hello world</text:p>
      <text:h text:style-name="Heading_20_2" text:outline-level="2"><text:span text:style-name="T18">2、</text:span>编译到汇编代码</text:h>
      <text:p text:style-name="P1"/>
      <text:p text:style-name="P12"><text:span text:style-name="T7">➜ <text:s/></text:span><text:span text:style-name="T5">c</text:span> gcc -S hello.c <text:s text:c="5"/></text:p>
      <text:p text:style-name="Preformatted_20_Text"><text:span text:style-name="T3">hello.c:1:1:</text:span> <text:span text:style-name="T11">warning: </text:span>return type defaults to ‘<text:span text:style-name="T3">int</text:span>’ [<text:span text:style-name="T11">-Wimplicit-int</text:span>]</text:p>
      <text:p text:style-name="Preformatted_20_Text"><text:s/><text:span text:style-name="T11">main</text:span>(){puts("hello world");}</text:p>
      <text:p text:style-name="Preformatted_20_Text"><text:s/><text:span text:style-name="T11">^~~~</text:span></text:p>
      <text:p text:style-name="Preformatted_20_Text"><text:span text:style-name="T3">hello.c:</text:span> In function ‘<text:span text:style-name="T3">main</text:span>’:</text:p>
      <text:p text:style-name="Preformatted_20_Text"><text:span text:style-name="T3">hello.c:1:8:</text:span> <text:span text:style-name="T11">warning: </text:span>implicit declaration of function ‘<text:span text:style-name="T3">puts</text:span>’ [<text:span text:style-name="T11">-Wimplicit-function-declaration</text:span>]</text:p>
      <text:p text:style-name="Preformatted_20_Text"><text:s/>main(){<text:span text:style-name="T11">puts</text:span>("hello world");}</text:p>
      <text:p text:style-name="Preformatted_20_Text"><text:s text:c="8"/><text:span text:style-name="T11">^~~~</text:span></text:p>
      <text:p text:style-name="Preformatted_20_Text"><text:span text:style-name="T7">➜ <text:s/></text:span><text:span text:style-name="T5">c</text:span> ls</text:p>
      <text:p text:style-name="Preformatted_20_Text"><text:span text:style-name="T8">hello</text:span> <text:s/>hello.c <text:s/>hello.s</text:p>
      <text:p text:style-name="Preformatted_20_Text"><text:span text:style-name="T7">➜ <text:s/></text:span><text:span text:style-name="T5">c</text:span> cat hello.s</text:p>
      <text:p text:style-name="Preformatted_20_Text"><text:s text:c="8"/>.file <text:s text:c="2"/>"hello.c"</text:p>
      <text:p text:style-name="Preformatted_20_Text"><text:s text:c="8"/>.text</text:p>
      <text:p text:style-name="Preformatted_20_Text"><text:s text:c="8"/>.section <text:s text:c="7"/>.rodata</text:p>
      <text:p text:style-name="Preformatted_20_Text">.LC0:</text:p>
      <text:p text:style-name="Preformatted_20_Text"><text:s text:c="8"/>.string "hello world"</text:p>
      <text:p text:style-name="Preformatted_20_Text"><text:s text:c="8"/>.text</text:p>
      <text:p text:style-name="Preformatted_20_Text"><text:s text:c="8"/>.globl <text:s/>main</text:p>
      <text:p text:style-name="Preformatted_20_Text"><text:s text:c="8"/>.type <text:s text:c="2"/>main, @function</text:p>
      <text:p text:style-name="Preformatted_20_Text">main:</text:p>
      <text:p text:style-name="Preformatted_20_Text">.LFB0:</text:p>
      <text:p text:style-name="Preformatted_20_Text"><text:s text:c="8"/>.cfi_startproc</text:p>
      <text:p text:style-name="Preformatted_20_Text"><text:s text:c="8"/>pushq <text:s text:c="2"/>%rbp</text:p>
      <text:p text:style-name="Preformatted_20_Text"><text:s text:c="8"/>.cfi_def_cfa_offset 16</text:p>
      <text:p text:style-name="Preformatted_20_Text"><text:s text:c="8"/>.cfi_offset 6, -16</text:p>
      <text:p text:style-name="Preformatted_20_Text"><text:s text:c="8"/>movq <text:s text:c="3"/>%rsp, %rbp</text:p>
      <text:p text:style-name="Preformatted_20_Text"><text:s text:c="8"/>.cfi_def_cfa_register 6</text:p>
      <text:p text:style-name="Preformatted_20_Text"><text:s text:c="8"/>leaq <text:s text:c="3"/>.LC0(%rip), %rdi</text:p>
      <text:p text:style-name="Preformatted_20_Text"><text:soft-page-break/><text:s text:c="8"/>call <text:s text:c="3"/>puts@PLT</text:p>
      <text:p text:style-name="Preformatted_20_Text"><text:s text:c="8"/>movl <text:s text:c="3"/>$0, %eax</text:p>
      <text:p text:style-name="Preformatted_20_Text"><text:s text:c="8"/>popq <text:s text:c="3"/>%rbp</text:p>
      <text:p text:style-name="Preformatted_20_Text"><text:s text:c="8"/>.cfi_def_cfa 7, 8</text:p>
      <text:p text:style-name="Preformatted_20_Text"><text:s text:c="8"/>ret</text:p>
      <text:p text:style-name="Preformatted_20_Text"><text:s text:c="8"/>.cfi_endproc</text:p>
      <text:p text:style-name="Preformatted_20_Text">.LFE0:</text:p>
      <text:p text:style-name="Preformatted_20_Text"><text:s text:c="8"/>.size <text:s text:c="2"/>main, .-main</text:p>
      <text:p text:style-name="Preformatted_20_Text"><text:s text:c="8"/>.ident <text:s/>"GCC: (Ubuntu 7.5.0-3ubuntu1~18.04) 7.5.0"</text:p>
      <text:p text:style-name="P34"><text:s text:c="8"/>.section <text:s text:c="7"/>.note.GNU-stack,"",@progbits</text:p>
      <text:h text:style-name="Heading_20_2" text:outline-level="2">3、使用Vim写一个Hello world</text:h>
      <text:p text:style-name="P14"><draw:custom-shape text:anchor-type="paragraph" draw:z-index="0" draw:name="形状1" draw:style-name="gr1" draw:text-style-name="P42" svg:width="16.934cm" svg:height="10.081cm" svg:x="-0.046cm" svg:y="0.279cm"><text:p/><draw:enhanced-geometry svg:viewBox="0 0 21600 21600" draw:type="rectangle" draw:enhanced-path="M 0 0 L 21600 0 21600 21600 0 21600 0 0 Z N"/></draw:custom-shape></text:p>
      <text:p text:style-name="P16"><text:span text:style-name="T12"><text:s text:c="2"/>1 </text:span><text:span text:style-name="T15">#include </text:span><text:span text:style-name="T10">&lt;stdio.h&gt;</text:span></text:p>
      <text:p text:style-name="P15"><text:s text:c="2"/>2 </text:p>
      <text:p text:style-name="Preformatted_20_Text"><text:span text:style-name="T12"><text:s text:c="2"/>3 </text:span><text:span text:style-name="T16">int</text:span> <text:span text:style-name="T17">main(</text:span><text:span text:style-name="T16">int</text:span> <text:span text:style-name="T17">argc, </text:span><text:span text:style-name="T16">char</text:span><text:span text:style-name="T17">* argv[])</text:span></text:p>
      <text:p text:style-name="Preformatted_20_Text"><text:span text:style-name="T12"><text:s text:c="2"/>4 </text:span><text:span text:style-name="T17">{</text:span></text:p>
      <text:p text:style-name="Preformatted_20_Text"><text:span text:style-name="T12"><text:s text:c="2"/>5 </text:span><text:s text:c="4"/><text:span text:style-name="T17">printf(</text:span><text:span text:style-name="T10">"hello world</text:span><text:span text:style-name="T13">\n</text:span><text:span text:style-name="T10">"</text:span><text:span text:style-name="T17">);</text:span></text:p>
      <text:p text:style-name="Preformatted_20_Text"><text:span text:style-name="T12"><text:s text:c="2"/>6 </text:span><text:span text:style-name="T17">}</text:span></text:p>
      <text:p text:style-name="P13">~ <text:s text:c="78"/></text:p>
      <text:p text:style-name="P13">~ <text:s text:c="78"/></text:p>
      <text:p text:style-name="P13">~ <text:s text:c="78"/></text:p>
      <text:p text:style-name="P13">~ <text:s text:c="78"/></text:p>
      <text:p text:style-name="P13">~ <text:s text:c="78"/></text:p>
      <text:p text:style-name="P13">~ <text:s text:c="78"/></text:p>
      <text:p text:style-name="P13">~ <text:s text:c="78"/></text:p>
      <text:p text:style-name="P13">~ <text:s text:c="78"/></text:p>
      <text:p text:style-name="P13">~ <text:s text:c="78"/></text:p>
      <text:p text:style-name="P13">~ <text:s text:c="78"/></text:p>
      <text:p text:style-name="P13">~ <text:s text:c="78"/></text:p>
      <text:p text:style-name="P13">~ <text:s text:c="78"/></text:p>
      <text:p text:style-name="P13">~ <text:s text:c="78"/></text:p>
      <text:p text:style-name="P13">~ <text:s text:c="78"/></text:p>
      <text:p text:style-name="P13">~ <text:s text:c="78"/></text:p>
      <text:p text:style-name="P13">~ <text:s text:c="78"/></text:p>
      <text:p text:style-name="P13">~ <text:s text:c="78"/></text:p>
      <text:p text:style-name="P35"><text:span text:style-name="T3">-- </text:span><text:span text:style-name="T14">插入 </text:span><text:span text:style-name="T3">--</text:span> <text:s text:c="51"/>1,1 <text:s text:c="9"/>全部</text:p>
      <text:p text:style-name="P2">使用:wq命令保存</text:p>
      <text:p text:style-name="P2">再用gcc编译</text:p>
      <text:p text:style-name="P14"><text:span text:style-name="T9">➜ <text:s/></text:span><text:span text:style-name="T6">c</text:span><text:span text:style-name="T1"> gcc hello.c -o hello</text:span></text:p>
      <text:p text:style-name="Preformatted_20_Text"><text:span text:style-name="T7">➜ <text:s/></text:span><text:span text:style-name="T5">c</text:span> ./hello</text:p>
      <text:p text:style-name="P34">hello world</text:p>
      <text:h text:style-name="Heading_20_2" text:outline-level="2"><text:span text:style-name="T18">4、</text:span>查看展开</text:h>
      <text:p text:style-name="P36"><text:span text:style-name="T7">➜ <text:s/></text:span><text:span text:style-name="T5">c</text:span> gcc -E hello.c <text:s text:c="56"/></text:p>
      <text:p text:style-name="Preformatted_20_Text"># 1 "hello.c"</text:p>
      <text:p text:style-name="Preformatted_20_Text"># 1 "&lt;built-in&gt;"</text:p>
      <text:p text:style-name="Preformatted_20_Text"># 1 "&lt;command-line&gt;"</text:p>
      <text:p text:style-name="Preformatted_20_Text"># 31 "&lt;command-line&gt;"</text:p>
      <text:p text:style-name="Preformatted_20_Text"># 1 "/usr/include/stdc-predef.h" 1 3 4</text:p>
      <text:p text:style-name="Preformatted_20_Text"># 32 "&lt;command-line&gt;" 2</text:p>
      <text:p text:style-name="Preformatted_20_Text"># 1 "hello.c"</text:p>
      <text:p text:style-name="Preformatted_20_Text"><text:soft-page-break/># 1 "/usr/include/stdio.h" 1 3 4</text:p>
      <text:p text:style-name="Preformatted_20_Text"># 27 "/usr/include/stdio.h" 3 4</text:p>
      <text:p text:style-name="Preformatted_20_Text"># 1 "/usr/include/x86_64-linux-gnu/bits/libc-header-start.h" 1 3 4</text:p>
      <text:p text:style-name="Preformatted_20_Text"># 33 "/usr/include/x86_64-linux-gnu/bits/libc-header-start.h" 3 4</text:p>
      <text:p text:style-name="Preformatted_20_Text"># 1 "/usr/include/features.h" 1 3 4</text:p>
      <text:p text:style-name="Preformatted_20_Text"># 424 "/usr/include/features.h" 3 4</text:p>
      <text:p text:style-name="Preformatted_20_Text"># 1 "/usr/include/x86_64-linux-gnu/sys/cdefs.h" 1 3 4</text:p>
      <text:p text:style-name="Preformatted_20_Text"># 427 "/usr/include/x86_64-linux-gnu/sys/cdefs.h" 3 4</text:p>
      <text:p text:style-name="Preformatted_20_Text"># 1 "/usr/include/x86_64-linux-gnu/bits/wordsize.h" 1 3 4</text:p>
      <text:p text:style-name="Preformatted_20_Text"># 428 "/usr/include/x86_64-linux-gnu/sys/cdefs.h" 2 3 4</text:p>
      <text:p text:style-name="Preformatted_20_Text"># 1 "/usr/include/x86_64-linux-gnu/bits/long-double.h" 1 3 4</text:p>
      <text:p text:style-name="Preformatted_20_Text"># 429 "/usr/include/x86_64-linux-gnu/sys/cdefs.h" 2 3 4</text:p>
      <text:p text:style-name="Preformatted_20_Text"># 425 "/usr/include/features.h" 2 3 4</text:p>
      <text:p text:style-name="Preformatted_20_Text"># 448 "/usr/include/features.h" 3 4</text:p>
      <text:p text:style-name="Preformatted_20_Text"># 1 "/usr/include/x86_64-linux-gnu/gnu/stubs.h" 1 3 4</text:p>
      <text:p text:style-name="P34"># 10 "/usr/include/x86_64-linux-gnu/gnu/stubs.h" 3 4</text:p>
      <text:p text:style-name="P36">…</text:p>
      <text:p text:style-name="P36">文件过长，在这里就不展开了</text:p>
      <text:h text:style-name="P39" text:outline-level="2">4、查看不同的优化选项对文件体积的影响</text:h>
      <text:p text:style-name="P17"><text:span text:style-name="T2">➜ <text:s/></text:span><text:span text:style-name="T5">c</text:span> gcc -O0 hello.c -o helloO0</text:p>
      <text:p text:style-name="Preformatted_20_Text"><text:span text:style-name="T7">➜ <text:s/></text:span><text:span text:style-name="T5">c</text:span> gcc -O1 hello.c -o helloO1</text:p>
      <text:p text:style-name="Preformatted_20_Text"><text:span text:style-name="T7">➜ <text:s/></text:span><text:span text:style-name="T5">c</text:span> gcc -O2 hello.c -o helloO2</text:p>
      <text:p text:style-name="Preformatted_20_Text"><text:span text:style-name="T7">➜ <text:s/></text:span><text:span text:style-name="T5">c</text:span> gcc -O3 hello.c -o helloO3</text:p>
      <text:p text:style-name="Preformatted_20_Text"><text:span text:style-name="T7">➜ <text:s/></text:span><text:span text:style-name="T5">c</text:span> gcc -Os hello.c -o helloOs</text:p>
      <text:p text:style-name="Preformatted_20_Text"><text:span text:style-name="T7">➜ <text:s/></text:span><text:span text:style-name="T5">c</text:span> gcc -g hello.c -o hellog </text:p>
      <text:p text:style-name="Preformatted_20_Text"><text:span text:style-name="T7">➜ <text:s/></text:span><text:span text:style-name="T5">c</text:span> ls -l</text:p>
      <text:p text:style-name="Preformatted_20_Text">总用量 76</text:p>
      <text:p text:style-name="Preformatted_20_Text">-rw-r--r-- 1 yiheng yiheng <text:s text:c="3"/>86 4月 <text:s text:c="2"/>2 10:55 hello.c</text:p>
      <text:p text:style-name="Preformatted_20_Text">-rwxr-xr-x 1 yiheng yiheng 10808 4月 <text:s text:c="2"/>2 11:08 <text:span text:style-name="T8">hellog</text:span></text:p>
      <text:p text:style-name="Preformatted_20_Text">-rwxr-xr-x 1 yiheng yiheng <text:s/>8304 4月 <text:s text:c="2"/>2 11:07 <text:span text:style-name="T8">helloO0</text:span></text:p>
      <text:p text:style-name="Preformatted_20_Text">-rwxr-xr-x 1 yiheng yiheng <text:s/>8304 4月 <text:s text:c="2"/>2 11:07 <text:span text:style-name="T8">helloO1</text:span></text:p>
      <text:p text:style-name="Preformatted_20_Text">-rwxr-xr-x 1 yiheng yiheng <text:s/>8304 4月 <text:s text:c="2"/>2 11:07 <text:span text:style-name="T8">helloO2</text:span></text:p>
      <text:p text:style-name="Preformatted_20_Text">-rwxr-xr-x 1 yiheng yiheng <text:s/>8304 4月 <text:s text:c="2"/>2 11:07 <text:span text:style-name="T8">helloO3</text:span></text:p>
      <text:p text:style-name="P34">-rwxr-xr-x 1 yiheng yiheng <text:s/>8304 4月 <text:s text:c="2"/>2 11:07 <text:span text:style-name="T8">helloOs</text:span></text:p>
      <text:p text:style-name="P18">可见，在我的系统上，对于这个hello.c除了-g选项由于会保留符号表导致文件较大以外，优化选项对hello.c没有什么作用</text:p>
      <text:p text:style-name="P18"/>
      <text:h text:style-name="P40" text:outline-level="2">5、调试器的使用</text:h>
      <text:p text:style-name="P4">使用gdb调试器对我写的简单的CPU虚拟机进行调试</text:p>
      <text:p text:style-name="P19"><text:span text:style-name="T2">➜ <text:s/></text:span><text:span text:style-name="T5">mcuvm</text:span> ls -l</text:p>
      <text:p text:style-name="Preformatted_20_Text">总用量 88</text:p>
      <text:p text:style-name="Preformatted_20_Text">-rw-r--r-- 1 yiheng yiheng <text:s text:c="2"/>684 4月 <text:s text:c="2"/>2 11:13 main.c</text:p>
      <text:p text:style-name="Preformatted_20_Text">-rw-r--r-- 1 yiheng yiheng <text:s/>7448 3月 <text:s text:c="2"/>4 09:50 main.o</text:p>
      <text:p text:style-name="Preformatted_20_Text">-rw-r--r-- 1 yiheng yiheng <text:s text:c="2"/>114 3月 <text:s text:c="2"/>4 09:50 Makefile</text:p>
      <text:p text:style-name="Preformatted_20_Text">-rwxr-xr-x 1 yiheng yiheng 29512 3月 <text:s text:c="2"/>4 09:50 <text:span text:style-name="T8">mcuvm</text:span></text:p>
      <text:p text:style-name="Preformatted_20_Text">-rw-r--r-- 1 yiheng yiheng <text:s/>8120 3月 <text:s text:c="2"/>4 09:50 mcuvm.c</text:p>
      <text:p text:style-name="Preformatted_20_Text">-rw-r--r-- 1 yiheng yiheng <text:s/>1595 3月 <text:s text:c="2"/>4 09:50 mcuvm.h</text:p>
      <text:p text:style-name="Preformatted_20_Text">-rw-r--r-- 1 yiheng yiheng <text:s text:c="2"/>809 3月 <text:s text:c="2"/>4 09:50 mcuvm_hal.h</text:p>
      <text:p text:style-name="Preformatted_20_Text">-rw-r--r-- 1 yiheng yiheng 19080 3月 <text:s text:c="2"/>4 09:50 mcuvm.o</text:p>
      <text:p text:style-name="P34">drwxr-xr-x 4 yiheng yiheng <text:s/>4096 3月 <text:s text:c="2"/>4 09:50 <text:span text:style-name="T19">scripts</text:span></text:p>
      <text:p text:style-name="P3"><text:soft-page-break/>该项目共有两个C代码文件，两个头文件，使用如下Makefile进行构建</text:p>
      <text:p text:style-name="P18"><text:span text:style-name="T7">➜ <text:s/></text:span><text:span text:style-name="T5">mcuvm</text:span> cat Makefile</text:p>
      <text:p text:style-name="Preformatted_20_Text">CFLAGS := -O0 -g</text:p>
      <text:p text:style-name="Preformatted_20_Text">LDFLAGS := -g</text:p>
      <text:p text:style-name="Preformatted_20_Text">mcuvm: mcuvm.o main.o</text:p>
      <text:p text:style-name="Preformatted_20_Text"/>
      <text:p text:style-name="Preformatted_20_Text">.PHONY: all</text:p>
      <text:p text:style-name="Preformatted_20_Text">all: mcuvm</text:p>
      <text:p text:style-name="Preformatted_20_Text"/>
      <text:p text:style-name="Preformatted_20_Text">.PHONY: clean</text:p>
      <text:p text:style-name="Preformatted_20_Text">clean: </text:p>
      <text:p text:style-name="P34"><text:s text:c="8"/>rm *.o mcuvm</text:p>
      <text:p text:style-name="P3">由于指定了-O0 -g选项，可用于gdb调试</text:p>
      <text:p text:style-name="P21">#include &lt;stdio.h&gt;</text:p>
      <text:p text:style-name="P20">#include "mcuvm.h"</text:p>
      <text:p text:style-name="P20">#include "mcuvm_hal.h"</text:p>
      <text:p text:style-name="P28"/>
      <text:p text:style-name="P23"><text:span text:style-name="T20">uint8_t</text:span> MVM_CODEMEM[<text:span text:style-name="T22">2048</text:span>] = {</text:p>
      <text:p text:style-name="P24"><text:s text:c="8"/><text:span text:style-name="T25">0x60</text:span><text:span text:style-name="T24">, </text:span><text:span text:style-name="T25">0x30</text:span><text:span text:style-name="T24">, </text:span><text:span text:style-name="T27">// ldi r0, $30h</text:span></text:p>
      <text:p text:style-name="P24"><text:s text:c="8"/><text:span text:style-name="T25">0x61</text:span><text:span text:style-name="T24">, </text:span><text:span text:style-name="T25">0x01</text:span><text:span text:style-name="T24">, </text:span><text:span text:style-name="T27">// ldi r1, $01h</text:span></text:p>
      <text:p text:style-name="P24"><text:s text:c="8"/><text:span text:style-name="T25">0x62</text:span><text:span text:style-name="T24">, </text:span><text:span text:style-name="T25">0x0a</text:span><text:span text:style-name="T24">, </text:span><text:span text:style-name="T27">// ldi r2, $10</text:span></text:p>
      <text:p text:style-name="P24"><text:s text:c="8"/><text:span text:style-name="T25">0x6a</text:span><text:span text:style-name="T24">, </text:span><text:span text:style-name="T25">0x00</text:span><text:span text:style-name="T24">, </text:span><text:span text:style-name="T27">// ldi r10(wtpl), $0</text:span></text:p>
      <text:p text:style-name="P24"><text:s text:c="8"/><text:span text:style-name="T25">0x6b</text:span><text:span text:style-name="T24">, </text:span><text:span text:style-name="T25">0x08</text:span><text:span text:style-name="T24">, </text:span><text:span text:style-name="T27">// ldi r11(wtph), $0</text:span></text:p>
      <text:p text:style-name="P24"><text:s text:c="8"/><text:span text:style-name="T25">0x89</text:span><text:span text:style-name="T24">, </text:span><text:span text:style-name="T25">0xe0</text:span><text:span text:style-name="T24">, </text:span><text:span text:style-name="T27">// mov r14, r0</text:span></text:p>
      <text:p text:style-name="P24"><text:s text:c="8"/><text:span text:style-name="T25">0x01</text:span><text:span text:style-name="T24">, <text:s text:c="6"/></text:span><text:span text:style-name="T27">// int</text:span></text:p>
      <text:p text:style-name="P24"><text:s text:c="8"/><text:span text:style-name="T25">0x4e</text:span><text:span text:style-name="T24">, <text:s text:c="6"/></text:span><text:span text:style-name="T27">// sta r14;</text:span></text:p>
      <text:p text:style-name="P24"><text:s text:c="8"/><text:span text:style-name="T25">0x6e</text:span><text:span text:style-name="T24">, </text:span><text:span text:style-name="T25">0x0a</text:span><text:span text:style-name="T24">, </text:span><text:span text:style-name="T27">// ldi r14, $5ch</text:span></text:p>
      <text:p text:style-name="P24"><text:s text:c="8"/><text:span text:style-name="T25">0x01</text:span><text:span text:style-name="T24">, <text:s text:c="6"/></text:span><text:span text:style-name="T27">// int</text:span></text:p>
      <text:p text:style-name="P24"><text:s text:c="8"/><text:span text:style-name="T25">0x8b</text:span><text:span text:style-name="T24">, </text:span><text:span text:style-name="T25">0x01</text:span><text:span text:style-name="T24">, </text:span><text:span text:style-name="T27">// add r0, r1</text:span></text:p>
      <text:p text:style-name="P24"><text:s text:c="8"/><text:span text:style-name="T25">0x8b</text:span><text:span text:style-name="T24">, </text:span><text:span text:style-name="T25">0xa1</text:span><text:span text:style-name="T24">, </text:span><text:span text:style-name="T27">// add r10, r1</text:span></text:p>
      <text:p text:style-name="P24"><text:s text:c="8"/><text:span text:style-name="T25">0x8c</text:span><text:span text:style-name="T24">, </text:span><text:span text:style-name="T25">0x21</text:span><text:span text:style-name="T24">, </text:span><text:span text:style-name="T27">// sub r2, r1</text:span></text:p>
      <text:p text:style-name="P24"><text:s text:c="8"/><text:span text:style-name="T25">0x06</text:span><text:span text:style-name="T24">, </text:span><text:span text:style-name="T25">0xf2</text:span><text:span text:style-name="T24">, </text:span><text:span text:style-name="T28">// bxor </text:span><text:span text:style-name="T29">r15, r2</text:span></text:p>
      <text:p text:style-name="P24"><text:s text:c="8"/><text:span text:style-name="T25">0x0b</text:span><text:span text:style-name="T24">, </text:span><text:span text:style-name="T25">0xff</text:span><text:span text:style-name="T24"> <text:s/></text:span><text:span text:style-name="T27">// rjmp $f6h</text:span></text:p>
      <text:p text:style-name="P23">};</text:p>
      <text:p text:style-name="P23"><text:span text:style-name="T20">uint8_t</text:span> MVM_DATAMEM[<text:span text:style-name="T22">2048</text:span>];</text:p>
      <text:p text:style-name="P28"/>
      <text:p text:style-name="P23"><text:span text:style-name="T20">int</text:span> <text:span text:style-name="T30">main</text:span> (){</text:p>
      <text:p text:style-name="P24"><text:s text:c="4"/><text:span text:style-name="T31">while</text:span><text:span text:style-name="T24"> (</text:span><text:span text:style-name="T23">1</text:span><text:span text:style-name="T24">){</text:span></text:p>
      <text:p text:style-name="P24"><text:s text:c="8"/><text:span text:style-name="T24">MVM_decode();</text:span></text:p>
      <text:p text:style-name="P24"><text:s text:c="4"/><text:span text:style-name="T24">}</text:span></text:p>
      <text:p text:style-name="P37">}</text:p>
      <text:p text:style-name="P3">main.<text:span text:style-name="T33">c</text:span></text:p>
      <text:p text:style-name="P21">#include "mcuvm_hal.h"</text:p>
      <text:p text:style-name="P28"/>
      <text:p text:style-name="P20">#include "mcuvm.h"</text:p>
      <text:p text:style-name="P28"/>
      <text:p text:style-name="P23"><text:span text:style-name="T20">uint8_t</text:span> gMVM_regs[<text:span text:style-name="T22">16</text:span>];</text:p>
      <text:p text:style-name="P23"><text:span text:style-name="T20">uint16_t</text:span> gMVM_pc = <text:span text:style-name="T22">0</text:span>;</text:p>
      <text:p text:style-name="P23"><text:span text:style-name="T20">bool</text:span> gMVM_flagC = <text:span text:style-name="T22">0</text:span>;</text:p>
      <text:p text:style-name="P23"><text:span text:style-name="T20">bool</text:span> gMVM_flagI = <text:span text:style-name="T22">0</text:span>;</text:p>
      <text:p text:style-name="P23"><text:span text:style-name="T20">bool</text:span> gMVM_flagZ = <text:span text:style-name="T22">0</text:span>;</text:p>
      <text:p text:style-name="P28"/>
      <text:p text:style-name="P23"><text:span text:style-name="T20">void</text:span> <text:span text:style-name="T30">MVM_decode</text:span>(<text:span text:style-name="T20">void</text:span>) {</text:p>
      <text:p text:style-name="P24"><text:s text:c="2"/><text:span text:style-name="T21">uint8_t</text:span><text:span text:style-name="T24"> code = MVM_dataLoad(gMVM_pc);</text:span></text:p>
      <text:p text:style-name="P24"><text:s text:c="2"/><text:span text:style-name="T21">uint8_t</text:span><text:span text:style-name="T24"> type = code &amp; </text:span><text:span text:style-name="T23">0</text:span><text:span text:style-name="T24">b11000000;</text:span></text:p>
      <text:p text:style-name="P24"><text:s text:c="2"/><text:span text:style-name="T21">uint8_t</text:span><text:span text:style-name="T24"> ins = </text:span><text:span text:style-name="T23">0</text:span><text:span text:style-name="T24">;</text:span></text:p>
      <text:p text:style-name="P24"><text:soft-page-break/><text:s text:c="2"/><text:span text:style-name="T21">uint16_t</text:span><text:span text:style-name="T24"> rdp = </text:span><text:span text:style-name="T23">0</text:span><text:span text:style-name="T24">;</text:span></text:p>
      <text:p text:style-name="P24"><text:s text:c="2"/><text:span text:style-name="T21">uint16_t</text:span><text:span text:style-name="T24"> wtp = </text:span><text:span text:style-name="T23">0</text:span><text:span text:style-name="T24">;</text:span></text:p>
      <text:p text:style-name="P28"/>
      <text:p text:style-name="P24"><text:s text:c="2"/><text:span text:style-name="T21">uint8_t</text:span><text:span text:style-name="T24"> rx, ry, rz, rtemp, byte;</text:span></text:p>
      <text:p text:style-name="P28"/>
      <text:p text:style-name="P24"><text:s text:c="2"/><text:span text:style-name="T31">switch</text:span><text:span text:style-name="T24"> (type) {</text:span></text:p>
      <text:p text:style-name="P28"/>
      <text:p text:style-name="P24"><text:s text:c="2"/><text:span text:style-name="T31">case</text:span><text:span text:style-name="T24"> MVM_INS_0A:</text:span></text:p>
      <text:p text:style-name="P24"><text:s text:c="4"/><text:span text:style-name="T24">ins = code &amp; </text:span><text:span text:style-name="T23">0</text:span><text:span text:style-name="T24">b00111111;</text:span></text:p>
      <text:p text:style-name="P24"><text:s text:c="4"/><text:span text:style-name="T31">switch</text:span><text:span text:style-name="T24"> (ins) {</text:span></text:p>
      <text:p text:style-name="P28"/>
      <text:p text:style-name="P24"><text:s text:c="4"/><text:span text:style-name="T31">case</text:span><text:span text:style-name="T24"> MVM_INS_0A_NOP:</text:span></text:p>
      <text:p text:style-name="P24"><text:s text:c="6"/><text:span text:style-name="T24">gMVM_pc++;</text:span></text:p>
      <text:p text:style-name="P24"><text:s text:c="6"/><text:span text:style-name="T31">break</text:span><text:span text:style-name="T24">;</text:span></text:p>
      <text:p text:style-name="P24"><text:s text:c="4"/><text:span text:style-name="T31">case</text:span><text:span text:style-name="T24"> MVM_INS_0A_INT:</text:span></text:p>
      <text:p text:style-name="P24"><text:s text:c="6"/><text:span text:style-name="T24">MVM_userInt();</text:span></text:p>
      <text:p text:style-name="P24"><text:s text:c="6"/><text:span text:style-name="T24">gMVM_pc++;</text:span></text:p>
      <text:p text:style-name="P28"/>
      <text:p text:style-name="P24"><text:s text:c="6"/><text:span text:style-name="T31">break</text:span><text:span text:style-name="T24">;</text:span></text:p>
      <text:p text:style-name="P24"><text:s text:c="4"/><text:span text:style-name="T31">case</text:span><text:span text:style-name="T24"> MVM_INS_0A_CLI:</text:span></text:p>
      <text:p text:style-name="P24"><text:s text:c="6"/><text:span text:style-name="T24">gMVM_flagI = </text:span><text:span text:style-name="T23">0</text:span><text:span text:style-name="T24">;</text:span></text:p>
      <text:p text:style-name="P24"><text:s text:c="6"/><text:span text:style-name="T24">gMVM_pc++;</text:span></text:p>
      <text:p text:style-name="P28"/>
      <text:p text:style-name="P24"><text:s text:c="6"/><text:span text:style-name="T31">break</text:span><text:span text:style-name="T24">;</text:span></text:p>
      <text:p text:style-name="P24"><text:s text:c="4"/><text:span text:style-name="T31">case</text:span><text:span text:style-name="T24"> MVM_INS_0A_CLC:</text:span></text:p>
      <text:p text:style-name="P24"><text:s text:c="6"/><text:span text:style-name="T24">gMVM_flagC = </text:span><text:span text:style-name="T23">0</text:span><text:span text:style-name="T24">;</text:span></text:p>
      <text:p text:style-name="P24"><text:s text:c="6"/><text:span text:style-name="T24">gMVM_pc++;</text:span></text:p>
      <text:p text:style-name="P28"/>
      <text:p text:style-name="P24"><text:s text:c="6"/><text:span text:style-name="T31">break</text:span><text:span text:style-name="T24">;</text:span></text:p>
      <text:p text:style-name="P24"><text:s text:c="4"/><text:span text:style-name="T31">case</text:span><text:span text:style-name="T24"> MVM_INS_0A_CLZ:</text:span></text:p>
      <text:p text:style-name="P24"><text:s text:c="6"/><text:span text:style-name="T24">gMVM_flagZ = </text:span><text:span text:style-name="T23">0</text:span><text:span text:style-name="T24">;</text:span></text:p>
      <text:p text:style-name="P24"><text:s text:c="6"/><text:span text:style-name="T24">gMVM_pc++;</text:span></text:p>
      <text:p text:style-name="P28"/>
      <text:p text:style-name="P24"><text:s text:c="6"/><text:span text:style-name="T31">break</text:span><text:span text:style-name="T24">;</text:span></text:p>
      <text:p text:style-name="P24"><text:s text:c="4"/><text:span text:style-name="T31">case</text:span><text:span text:style-name="T24"> MVM_INS_0A_JZ:</text:span></text:p>
      <text:p text:style-name="P24"><text:s text:c="6"/><text:span text:style-name="T24">byte = MVM_dataLoad(++gMVM_pc);</text:span></text:p>
      <text:p text:style-name="P24"><text:s text:c="6"/><text:span text:style-name="T31">if</text:span><text:span text:style-name="T24"> (gMVM_flagZ) gMVM_pc += (</text:span><text:span text:style-name="T21">int8_t</text:span><text:span text:style-name="T24">) byte;</text:span></text:p>
      <text:p text:style-name="P24"><text:s text:c="6"/><text:span text:style-name="T31">else</text:span><text:span text:style-name="T24"> gMVM_pc++;</text:span></text:p>
      <text:p text:style-name="P24"><text:s text:c="6"/><text:span text:style-name="T24">gMVM_flagZ = </text:span><text:span text:style-name="T23">0</text:span><text:span text:style-name="T24">;</text:span></text:p>
      <text:p text:style-name="P28"/>
      <text:p text:style-name="P24"><text:s text:c="6"/><text:span text:style-name="T31">break</text:span><text:span text:style-name="T24">;</text:span></text:p>
      <text:p text:style-name="P24"><text:s text:c="4"/><text:span text:style-name="T31">case</text:span><text:span text:style-name="T24"> MVM_INS_0A_JNZ:</text:span></text:p>
      <text:p text:style-name="P24"><text:s text:c="6"/><text:span text:style-name="T24">byte = MVM_dataLoad(++gMVM_pc);</text:span></text:p>
      <text:p text:style-name="P24"><text:s text:c="6"/><text:span text:style-name="T31">if</text:span><text:span text:style-name="T24"> (!gMVM_flagZ) gMVM_pc += (</text:span><text:span text:style-name="T21">int8_t</text:span><text:span text:style-name="T24">) byte;</text:span></text:p>
      <text:p text:style-name="P24"><text:s text:c="6"/><text:span text:style-name="T31">else</text:span><text:span text:style-name="T24"> gMVM_pc++;</text:span></text:p>
      <text:p text:style-name="P28"/>
      <text:p text:style-name="P24"><text:s text:c="6"/><text:span text:style-name="T31">break</text:span><text:span text:style-name="T24">;</text:span></text:p>
      <text:p text:style-name="P24"><text:s text:c="4"/><text:span text:style-name="T31">case</text:span><text:span text:style-name="T24"> MVM_INS_0A_JI:</text:span></text:p>
      <text:p text:style-name="P24"><text:s text:c="6"/><text:span text:style-name="T24">byte = MVM_dataLoad(++gMVM_pc);</text:span></text:p>
      <text:p text:style-name="P24"><text:s text:c="6"/><text:span text:style-name="T31">if</text:span><text:span text:style-name="T24"> (gMVM_flagI) gMVM_pc += (</text:span><text:span text:style-name="T21">int8_t</text:span><text:span text:style-name="T24">) byte;</text:span></text:p>
      <text:p text:style-name="P24"><text:s text:c="6"/><text:span text:style-name="T31">else</text:span><text:span text:style-name="T24"> gMVM_pc++;</text:span></text:p>
      <text:p text:style-name="P24"><text:s text:c="6"/><text:span text:style-name="T24">gMVM_flagI = </text:span><text:span text:style-name="T23">0</text:span><text:span text:style-name="T24">;</text:span></text:p>
      <text:p text:style-name="P28"/>
      <text:p text:style-name="P24"><text:s text:c="6"/><text:span text:style-name="T31">break</text:span><text:span text:style-name="T24">;</text:span></text:p>
      <text:p text:style-name="P24"><text:s text:c="4"/><text:span text:style-name="T31">case</text:span><text:span text:style-name="T24"> MVM_INS_0A_JNI:</text:span></text:p>
      <text:p text:style-name="P24"><text:s text:c="6"/><text:span text:style-name="T24">byte = MVM_dataLoad(++gMVM_pc);</text:span></text:p>
      <text:p text:style-name="P24"><text:s text:c="6"/><text:span text:style-name="T31">if</text:span><text:span text:style-name="T24"> (!gMVM_flagI) gMVM_pc += (</text:span><text:span text:style-name="T21">int8_t</text:span><text:span text:style-name="T24">) byte;</text:span></text:p>
      <text:p text:style-name="P24"><text:s text:c="6"/><text:span text:style-name="T31">else</text:span><text:span text:style-name="T24"> gMVM_pc++;</text:span></text:p>
      <text:p text:style-name="P28"/>
      <text:p text:style-name="P24"><text:s text:c="6"/><text:span text:style-name="T31">break</text:span><text:span text:style-name="T24">;</text:span></text:p>
      <text:p text:style-name="P24"><text:soft-page-break/><text:s text:c="4"/><text:span text:style-name="T31">case</text:span><text:span text:style-name="T24"> MVM_INS_0A_JC:</text:span></text:p>
      <text:p text:style-name="P24"><text:s text:c="6"/><text:span text:style-name="T24">byte = MVM_dataLoad(++gMVM_pc);</text:span></text:p>
      <text:p text:style-name="P24"><text:s text:c="6"/><text:span text:style-name="T31">if</text:span><text:span text:style-name="T24"> (gMVM_flagC) gMVM_pc += (</text:span><text:span text:style-name="T21">int8_t</text:span><text:span text:style-name="T24">) byte;</text:span></text:p>
      <text:p text:style-name="P24"><text:s text:c="6"/><text:span text:style-name="T31">else</text:span><text:span text:style-name="T24"> gMVM_pc++;</text:span></text:p>
      <text:p text:style-name="P24"><text:s text:c="6"/><text:span text:style-name="T24">gMVM_flagC = </text:span><text:span text:style-name="T23">0</text:span><text:span text:style-name="T24">;</text:span></text:p>
      <text:p text:style-name="P28"/>
      <text:p text:style-name="P24"><text:s text:c="6"/><text:span text:style-name="T31">break</text:span><text:span text:style-name="T24">;</text:span></text:p>
      <text:p text:style-name="P24"><text:s text:c="4"/><text:span text:style-name="T31">case</text:span><text:span text:style-name="T24"> MVM_INS_0A_JNC:</text:span></text:p>
      <text:p text:style-name="P24"><text:s text:c="6"/><text:span text:style-name="T24">byte = MVM_dataLoad(++gMVM_pc);</text:span></text:p>
      <text:p text:style-name="P24"><text:s text:c="6"/><text:span text:style-name="T31">if</text:span><text:span text:style-name="T24"> (!gMVM_flagC) gMVM_pc += (</text:span><text:span text:style-name="T21">int8_t</text:span><text:span text:style-name="T24">) byte;</text:span></text:p>
      <text:p text:style-name="P24"><text:s text:c="6"/><text:span text:style-name="T31">else</text:span><text:span text:style-name="T24"> gMVM_pc++;</text:span></text:p>
      <text:p text:style-name="P28"/>
      <text:p text:style-name="P24"><text:s text:c="6"/><text:span text:style-name="T31">break</text:span><text:span text:style-name="T24">;</text:span></text:p>
      <text:p text:style-name="P24"><text:s text:c="4"/><text:span text:style-name="T31">case</text:span><text:span text:style-name="T24"> MVM_INS_0A_RJMP:</text:span></text:p>
      <text:p text:style-name="P24"><text:s text:c="6"/><text:span text:style-name="T24">byte = MVM_dataLoad(++gMVM_pc);</text:span></text:p>
      <text:p text:style-name="P24"><text:s text:c="6"/><text:span text:style-name="T24">gMVM_pc += (</text:span><text:span text:style-name="T21">int8_t</text:span><text:span text:style-name="T24">) byte;</text:span></text:p>
      <text:p text:style-name="P28"/>
      <text:p text:style-name="P24"><text:s text:c="6"/><text:span text:style-name="T31">break</text:span><text:span text:style-name="T24">;</text:span></text:p>
      <text:p text:style-name="P24"><text:s text:c="4"/><text:span text:style-name="T24">}</text:span></text:p>
      <text:p text:style-name="P24"><text:s text:c="4"/><text:span text:style-name="T31">break</text:span><text:span text:style-name="T24">;</text:span></text:p>
      <text:p text:style-name="P24"><text:s text:c="2"/><text:span text:style-name="T31">case</text:span><text:span text:style-name="T24"> MVM_INS_1A:</text:span></text:p>
      <text:p text:style-name="P24"><text:s text:c="4"/><text:span text:style-name="T24">ins = code &amp; </text:span><text:span text:style-name="T23">0</text:span><text:span text:style-name="T24">b00110000;</text:span></text:p>
      <text:p text:style-name="P24"><text:s text:c="4"/><text:span text:style-name="T24">ins = ins &gt;&gt; </text:span><text:span text:style-name="T23">4</text:span><text:span text:style-name="T24">;</text:span></text:p>
      <text:p text:style-name="P24"><text:s text:c="4"/><text:span text:style-name="T31">switch</text:span><text:span text:style-name="T24"> (ins) {</text:span></text:p>
      <text:p text:style-name="P28"/>
      <text:p text:style-name="P24"><text:s text:c="4"/><text:span text:style-name="T31">case</text:span><text:span text:style-name="T24"> MVM_INS_1A_STA:</text:span></text:p>
      <text:p text:style-name="P24"><text:s text:c="6"/><text:span text:style-name="T24">rx = code &amp; </text:span><text:span text:style-name="T23">0</text:span><text:span text:style-name="T24">b00001111;</text:span></text:p>
      <text:p text:style-name="P24"><text:s text:c="6"/><text:span text:style-name="T24">wtp = gMVM_regs[</text:span><text:span text:style-name="T23">11</text:span><text:span text:style-name="T24">];</text:span></text:p>
      <text:p text:style-name="P24"><text:s text:c="6"/><text:span text:style-name="T24">wtp = wtp &lt;&lt; </text:span><text:span text:style-name="T23">8</text:span><text:span text:style-name="T24">;</text:span></text:p>
      <text:p text:style-name="P24"><text:s text:c="6"/><text:span text:style-name="T24">wtp |= gMVM_regs[</text:span><text:span text:style-name="T23">10</text:span><text:span text:style-name="T24">];</text:span></text:p>
      <text:p text:style-name="P24"><text:s text:c="6"/><text:span text:style-name="T24">MVM_dataStore(wtp, gMVM_regs[rx]);</text:span></text:p>
      <text:p text:style-name="P24"><text:s text:c="6"/><text:span text:style-name="T24">gMVM_pc++;</text:span></text:p>
      <text:p text:style-name="P28"/>
      <text:p text:style-name="P24"><text:s text:c="6"/><text:span text:style-name="T31">break</text:span><text:span text:style-name="T24">;</text:span></text:p>
      <text:p text:style-name="P24"><text:s text:c="4"/><text:span text:style-name="T31">case</text:span><text:span text:style-name="T24"> MVM_INS_1A_LD:</text:span></text:p>
      <text:p text:style-name="P24"><text:s text:c="6"/><text:span text:style-name="T24">rx = code &amp; </text:span><text:span text:style-name="T23">0</text:span><text:span text:style-name="T24">b00001111;</text:span></text:p>
      <text:p text:style-name="P24"><text:s text:c="6"/><text:span text:style-name="T24">rdp = gMVM_regs[</text:span><text:span text:style-name="T23">13</text:span><text:span text:style-name="T24">];</text:span></text:p>
      <text:p text:style-name="P24"><text:s text:c="6"/><text:span text:style-name="T24">rdp = rdp &lt;&lt; </text:span><text:span text:style-name="T23">8</text:span><text:span text:style-name="T24">;</text:span></text:p>
      <text:p text:style-name="P24"><text:s text:c="6"/><text:span text:style-name="T24">rdp |= gMVM_regs[</text:span><text:span text:style-name="T23">12</text:span><text:span text:style-name="T24">];</text:span></text:p>
      <text:p text:style-name="P24"><text:s text:c="6"/><text:span text:style-name="T24">gMVM_regs[rx] = MVM_dataLoad(rdp);</text:span></text:p>
      <text:p text:style-name="P24"><text:s text:c="6"/><text:span text:style-name="T24">gMVM_pc++;</text:span></text:p>
      <text:p text:style-name="P28"/>
      <text:p text:style-name="P24"><text:s text:c="6"/><text:span text:style-name="T31">break</text:span><text:span text:style-name="T24">;</text:span></text:p>
      <text:p text:style-name="P24"><text:s text:c="4"/><text:span text:style-name="T31">case</text:span><text:span text:style-name="T24"> MVM_INS_1A_LDI:</text:span></text:p>
      <text:p text:style-name="P24"><text:s text:c="6"/><text:span text:style-name="T24">rx = code &amp; </text:span><text:span text:style-name="T23">0</text:span><text:span text:style-name="T24">b00001111;</text:span></text:p>
      <text:p text:style-name="P24"><text:s text:c="6"/><text:span text:style-name="T24">byte = MVM_dataLoad(++gMVM_pc);</text:span></text:p>
      <text:p text:style-name="P24"><text:s text:c="6"/><text:span text:style-name="T24">gMVM_regs[rx] = byte;</text:span></text:p>
      <text:p text:style-name="P24"><text:s text:c="6"/><text:span text:style-name="T24">gMVM_pc++;</text:span></text:p>
      <text:p text:style-name="P28"/>
      <text:p text:style-name="P24"><text:s text:c="6"/><text:span text:style-name="T31">break</text:span><text:span text:style-name="T24">;</text:span></text:p>
      <text:p text:style-name="P24"><text:s text:c="4"/><text:span text:style-name="T31">case</text:span><text:span text:style-name="T24"> MVM_INS_1A_AJMP:</text:span></text:p>
      <text:p text:style-name="P24"><text:s text:c="6"/><text:span text:style-name="T24">rx = code &amp; </text:span><text:span text:style-name="T23">0</text:span><text:span text:style-name="T24">b00001111;</text:span></text:p>
      <text:p text:style-name="P24"><text:s text:c="6"/><text:span text:style-name="T24">byte = MVM_dataLoad(++gMVM_pc);</text:span></text:p>
      <text:p text:style-name="P24"><text:s text:c="6"/><text:span text:style-name="T24">gMVM_pc += (</text:span><text:span text:style-name="T21">int8_t</text:span><text:span text:style-name="T24">) byte;</text:span></text:p>
      <text:p text:style-name="P24"><text:s text:c="6"/><text:span text:style-name="T24">gMVM_pc += gMVM_regs[rx];</text:span></text:p>
      <text:p text:style-name="P28"/>
      <text:p text:style-name="P24"><text:s text:c="6"/><text:span text:style-name="T31">break</text:span><text:span text:style-name="T24">;</text:span></text:p>
      <text:p text:style-name="P24"><text:s text:c="4"/><text:span text:style-name="T24">}</text:span></text:p>
      <text:p text:style-name="P24"><text:s text:c="4"/><text:span text:style-name="T31">break</text:span><text:span text:style-name="T24">;</text:span></text:p>
      <text:p text:style-name="P24"><text:soft-page-break/><text:s text:c="2"/><text:span text:style-name="T31">case</text:span><text:span text:style-name="T24"> MVM_INS_2A:</text:span></text:p>
      <text:p text:style-name="P24"><text:s text:c="4"/><text:span text:style-name="T24">ins = code &amp; </text:span><text:span text:style-name="T23">0</text:span><text:span text:style-name="T24">b00111111;</text:span></text:p>
      <text:p text:style-name="P24"><text:s text:c="4"/><text:span text:style-name="T31">switch</text:span><text:span text:style-name="T24"> (ins) {</text:span></text:p>
      <text:p text:style-name="P28"/>
      <text:p text:style-name="P24"><text:s text:c="4"/><text:span text:style-name="T31">case</text:span><text:span text:style-name="T24"> MVM_INS_2A_ROR:</text:span></text:p>
      <text:p text:style-name="P24"><text:s text:c="6"/><text:span text:style-name="T24">byte = MVM_dataLoad(++gMVM_pc);</text:span></text:p>
      <text:p text:style-name="P24"><text:s text:c="6"/><text:span text:style-name="T24">rx = byte &amp; </text:span><text:span text:style-name="T23">0</text:span><text:span text:style-name="T24">b00001111;</text:span></text:p>
      <text:p text:style-name="P24"><text:s text:c="6"/><text:span text:style-name="T24">ry = (byte &amp; </text:span><text:span text:style-name="T23">0</text:span><text:span text:style-name="T24">b11110000) &gt;&gt; </text:span><text:span text:style-name="T23">4</text:span><text:span text:style-name="T24">;</text:span></text:p>
      <text:p text:style-name="P24"><text:s text:c="6"/><text:span text:style-name="T24">byte = gMVM_regs[rx];</text:span></text:p>
      <text:p text:style-name="P24"><text:s text:c="6"/><text:span text:style-name="T24">byte = byte % </text:span><text:span text:style-name="T23">8</text:span><text:span text:style-name="T24">;</text:span></text:p>
      <text:p text:style-name="P24"><text:s text:c="6"/><text:span text:style-name="T31">if</text:span><text:span text:style-name="T24"> (byte) {</text:span></text:p>
      <text:p text:style-name="P24"><text:s text:c="8"/><text:span text:style-name="T24">rtemp = gMVM_regs[ry] &gt;&gt; byte;</text:span></text:p>
      <text:p text:style-name="P24"><text:s text:c="8"/><text:span text:style-name="T24">rtemp |= gMVM_regs[ry] &lt;&lt; (</text:span><text:span text:style-name="T23">8</text:span><text:span text:style-name="T24"> - byte);</text:span></text:p>
      <text:p text:style-name="P24"><text:s text:c="6"/><text:span text:style-name="T24">}</text:span></text:p>
      <text:p text:style-name="P24"><text:s text:c="6"/><text:span text:style-name="T24">gMVM_regs[ry] = rtemp;</text:span></text:p>
      <text:p text:style-name="P24"><text:s text:c="6"/><text:span text:style-name="T24">gMVM_pc++;</text:span></text:p>
      <text:p text:style-name="P28"/>
      <text:p text:style-name="P24"><text:s text:c="6"/><text:span text:style-name="T31">break</text:span><text:span text:style-name="T24">;</text:span></text:p>
      <text:p text:style-name="P24"><text:s text:c="4"/><text:span text:style-name="T31">case</text:span><text:span text:style-name="T24"> MVM_INS_2A_ROL:</text:span></text:p>
      <text:p text:style-name="P24"><text:s text:c="6"/><text:span text:style-name="T24">byte = MVM_dataLoad(++gMVM_pc);</text:span></text:p>
      <text:p text:style-name="P24"><text:s text:c="6"/><text:span text:style-name="T24">rx = byte &amp; </text:span><text:span text:style-name="T23">0</text:span><text:span text:style-name="T24">b00001111;</text:span></text:p>
      <text:p text:style-name="P24"><text:s text:c="6"/><text:span text:style-name="T24">ry = (byte &amp; </text:span><text:span text:style-name="T23">0</text:span><text:span text:style-name="T24">b11110000) &gt;&gt; </text:span><text:span text:style-name="T23">4</text:span><text:span text:style-name="T24">;</text:span></text:p>
      <text:p text:style-name="P24"><text:s text:c="6"/><text:span text:style-name="T24">byte = gMVM_regs[rx];</text:span></text:p>
      <text:p text:style-name="P24"><text:s text:c="6"/><text:span text:style-name="T24">byte = byte % </text:span><text:span text:style-name="T23">8</text:span><text:span text:style-name="T24">;</text:span></text:p>
      <text:p text:style-name="P24"><text:s text:c="6"/><text:span text:style-name="T31">if</text:span><text:span text:style-name="T24"> (byte) {</text:span></text:p>
      <text:p text:style-name="P24"><text:s text:c="8"/><text:span text:style-name="T24">rtemp = gMVM_regs[ry] &lt;&lt; byte;</text:span></text:p>
      <text:p text:style-name="P24"><text:s text:c="8"/><text:span text:style-name="T24">rtemp |= gMVM_regs[ry] &gt;&gt; (</text:span><text:span text:style-name="T23">8</text:span><text:span text:style-name="T24"> - byte);</text:span></text:p>
      <text:p text:style-name="P24"><text:s text:c="6"/><text:span text:style-name="T24">}</text:span></text:p>
      <text:p text:style-name="P24"><text:s text:c="6"/><text:span text:style-name="T24">gMVM_regs[ry] = rtemp;</text:span></text:p>
      <text:p text:style-name="P24"><text:s text:c="6"/><text:span text:style-name="T24">gMVM_pc++;</text:span></text:p>
      <text:p text:style-name="P28"/>
      <text:p text:style-name="P24"><text:s text:c="6"/><text:span text:style-name="T31">break</text:span><text:span text:style-name="T24">;</text:span></text:p>
      <text:p text:style-name="P24"><text:s text:c="4"/><text:span text:style-name="T31">case</text:span><text:span text:style-name="T24"> MVM_INS_2A_RSZ:</text:span></text:p>
      <text:p text:style-name="P24"><text:s text:c="6"/><text:span text:style-name="T24">byte = MVM_dataLoad(++gMVM_pc);</text:span></text:p>
      <text:p text:style-name="P24"><text:s text:c="6"/><text:span text:style-name="T24">rx = byte &amp; </text:span><text:span text:style-name="T23">0</text:span><text:span text:style-name="T24">b00001111;</text:span></text:p>
      <text:p text:style-name="P24"><text:s text:c="6"/><text:span text:style-name="T24">ry = (byte &amp; </text:span><text:span text:style-name="T23">0</text:span><text:span text:style-name="T24">b11110000) &gt;&gt; </text:span><text:span text:style-name="T23">4</text:span><text:span text:style-name="T24">;</text:span></text:p>
      <text:p text:style-name="P24"><text:s text:c="6"/><text:span text:style-name="T24">byte = gMVM_regs[rx];</text:span></text:p>
      <text:p text:style-name="P24"><text:s text:c="6"/><text:span text:style-name="T24">rtemp = gMVM_regs[ry] &gt;&gt; byte;</text:span></text:p>
      <text:p text:style-name="P24"><text:s text:c="6"/><text:span text:style-name="T24">gMVM_regs[ry] = rtemp;</text:span></text:p>
      <text:p text:style-name="P24"><text:s text:c="6"/><text:span text:style-name="T24">gMVM_pc++;</text:span></text:p>
      <text:p text:style-name="P28"/>
      <text:p text:style-name="P24"><text:s text:c="6"/><text:span text:style-name="T31">break</text:span><text:span text:style-name="T24">;</text:span></text:p>
      <text:p text:style-name="P24"><text:s text:c="4"/><text:span text:style-name="T31">case</text:span><text:span text:style-name="T24"> MVM_INS_2A_RSA:</text:span></text:p>
      <text:p text:style-name="P24"><text:s text:c="6"/><text:span text:style-name="T24">byte = MVM_dataLoad(++gMVM_pc);</text:span></text:p>
      <text:p text:style-name="P24"><text:s text:c="6"/><text:span text:style-name="T24">rx = byte &amp; </text:span><text:span text:style-name="T23">0</text:span><text:span text:style-name="T24">b00001111;</text:span></text:p>
      <text:p text:style-name="P24"><text:s text:c="6"/><text:span text:style-name="T24">ry = (byte &amp; </text:span><text:span text:style-name="T23">0</text:span><text:span text:style-name="T24">b11110000) &gt;&gt; </text:span><text:span text:style-name="T23">4</text:span><text:span text:style-name="T24">;</text:span></text:p>
      <text:p text:style-name="P24"><text:s text:c="6"/><text:span text:style-name="T24">byte = gMVM_regs[rx];</text:span></text:p>
      <text:p text:style-name="P24"><text:s text:c="6"/><text:span text:style-name="T24">rtemp = (</text:span><text:span text:style-name="T21">int8_t</text:span><text:span text:style-name="T24">) gMVM_regs[ry] &gt;&gt; byte;</text:span></text:p>
      <text:p text:style-name="P24"><text:s text:c="6"/><text:span text:style-name="T24">gMVM_regs[ry] = rtemp;</text:span></text:p>
      <text:p text:style-name="P24"><text:s text:c="6"/><text:span text:style-name="T24">gMVM_pc++;</text:span></text:p>
      <text:p text:style-name="P28"/>
      <text:p text:style-name="P24"><text:s text:c="6"/><text:span text:style-name="T31">break</text:span><text:span text:style-name="T24">;</text:span></text:p>
      <text:p text:style-name="P24"><text:s text:c="4"/><text:span text:style-name="T31">case</text:span><text:span text:style-name="T24"> MVM_INS_2A_LSZ:</text:span></text:p>
      <text:p text:style-name="P24"><text:s text:c="6"/><text:span text:style-name="T24">byte = MVM_dataLoad(++gMVM_pc);</text:span></text:p>
      <text:p text:style-name="P24"><text:s text:c="6"/><text:span text:style-name="T24">rx = byte &amp; </text:span><text:span text:style-name="T23">0</text:span><text:span text:style-name="T24">b00001111;</text:span></text:p>
      <text:p text:style-name="P24"><text:s text:c="6"/><text:span text:style-name="T24">ry = (byte &amp; </text:span><text:span text:style-name="T23">0</text:span><text:span text:style-name="T24">b11110000) &gt;&gt; </text:span><text:span text:style-name="T23">4</text:span><text:span text:style-name="T24">;</text:span></text:p>
      <text:p text:style-name="P24"><text:s text:c="6"/><text:span text:style-name="T24">byte = gMVM_regs[rx];</text:span></text:p>
      <text:p text:style-name="P24"><text:s text:c="6"/><text:span text:style-name="T24">rtemp = gMVM_regs[ry] &lt;&lt; byte;</text:span></text:p>
      <text:p text:style-name="P24"><text:s text:c="6"/><text:span text:style-name="T24">gMVM_regs[ry] = rtemp;</text:span></text:p>
      <text:p text:style-name="P24"><text:soft-page-break/><text:s text:c="6"/><text:span text:style-name="T24">gMVM_pc++;</text:span></text:p>
      <text:p text:style-name="P28"/>
      <text:p text:style-name="P24"><text:s text:c="6"/><text:span text:style-name="T31">break</text:span><text:span text:style-name="T24">;</text:span></text:p>
      <text:p text:style-name="P24"><text:s text:c="4"/><text:span text:style-name="T31">case</text:span><text:span text:style-name="T24"> MVM_INS_2A_LSA:</text:span></text:p>
      <text:p text:style-name="P24"><text:s text:c="6"/><text:span text:style-name="T24">byte = MVM_dataLoad(++gMVM_pc);</text:span></text:p>
      <text:p text:style-name="P24"><text:s text:c="6"/><text:span text:style-name="T24">rx = byte &amp; </text:span><text:span text:style-name="T23">0</text:span><text:span text:style-name="T24">b00001111;</text:span></text:p>
      <text:p text:style-name="P24"><text:s text:c="6"/><text:span text:style-name="T24">ry = (byte &amp; </text:span><text:span text:style-name="T23">0</text:span><text:span text:style-name="T24">b11110000) &gt;&gt; </text:span><text:span text:style-name="T23">4</text:span><text:span text:style-name="T24">;</text:span></text:p>
      <text:p text:style-name="P24"><text:s text:c="6"/><text:span text:style-name="T24">byte = gMVM_regs[rx];</text:span></text:p>
      <text:p text:style-name="P24"><text:s text:c="6"/><text:span text:style-name="T24">rtemp = (</text:span><text:span text:style-name="T21">int8_t</text:span><text:span text:style-name="T24">) gMVM_regs[ry] &lt;&lt; byte;</text:span></text:p>
      <text:p text:style-name="P24"><text:s text:c="6"/><text:span text:style-name="T24">gMVM_regs[ry] = rtemp;</text:span></text:p>
      <text:p text:style-name="P24"><text:s text:c="6"/><text:span text:style-name="T24">gMVM_pc++;</text:span></text:p>
      <text:p text:style-name="P28"/>
      <text:p text:style-name="P24"><text:s text:c="6"/><text:span text:style-name="T31">break</text:span><text:span text:style-name="T24">;</text:span></text:p>
      <text:p text:style-name="P24"><text:s text:c="4"/><text:span text:style-name="T31">case</text:span><text:span text:style-name="T24"> MVM_INS_2A_BXOR:</text:span></text:p>
      <text:p text:style-name="P24"><text:s text:c="6"/><text:span text:style-name="T24">byte = MVM_dataLoad(++gMVM_pc);</text:span></text:p>
      <text:p text:style-name="P24"><text:s text:c="6"/><text:span text:style-name="T24">rx = byte &amp; </text:span><text:span text:style-name="T23">0</text:span><text:span text:style-name="T24">b00001111;</text:span></text:p>
      <text:p text:style-name="P24"><text:s text:c="6"/><text:span text:style-name="T24">ry = (byte &amp; </text:span><text:span text:style-name="T23">0</text:span><text:span text:style-name="T24">b11110000) &gt;&gt; </text:span><text:span text:style-name="T23">4</text:span><text:span text:style-name="T24">;</text:span></text:p>
      <text:p text:style-name="P24"><text:s text:c="6"/><text:span text:style-name="T24">byte = gMVM_regs[rx];</text:span></text:p>
      <text:p text:style-name="P24"><text:s text:c="6"/><text:span text:style-name="T24">rtemp = gMVM_regs[ry] ^ byte;</text:span></text:p>
      <text:p text:style-name="P24"><text:s text:c="6"/><text:span text:style-name="T24">gMVM_regs[ry] = rtemp;</text:span></text:p>
      <text:p text:style-name="P24"><text:s text:c="6"/><text:span text:style-name="T24">gMVM_pc++;</text:span></text:p>
      <text:p text:style-name="P28"/>
      <text:p text:style-name="P24"><text:s text:c="6"/><text:span text:style-name="T31">break</text:span><text:span text:style-name="T24">;</text:span></text:p>
      <text:p text:style-name="P24"><text:s text:c="4"/><text:span text:style-name="T31">case</text:span><text:span text:style-name="T24"> MVM_INS_2A_BAND:</text:span></text:p>
      <text:p text:style-name="P24"><text:s text:c="6"/><text:span text:style-name="T24">byte = MVM_dataLoad(++gMVM_pc);</text:span></text:p>
      <text:p text:style-name="P24"><text:s text:c="6"/><text:span text:style-name="T24">rx = byte &amp; </text:span><text:span text:style-name="T23">0</text:span><text:span text:style-name="T24">b00001111;</text:span></text:p>
      <text:p text:style-name="P24"><text:s text:c="6"/><text:span text:style-name="T24">ry = (byte &amp; </text:span><text:span text:style-name="T23">0</text:span><text:span text:style-name="T24">b11110000) &gt;&gt; </text:span><text:span text:style-name="T23">4</text:span><text:span text:style-name="T24">;</text:span></text:p>
      <text:p text:style-name="P24"><text:s text:c="6"/><text:span text:style-name="T24">byte = gMVM_regs[rx];</text:span></text:p>
      <text:p text:style-name="P24"><text:s text:c="6"/><text:span text:style-name="T24">rtemp = gMVM_regs[ry] &amp; byte;</text:span></text:p>
      <text:p text:style-name="P24"><text:s text:c="6"/><text:span text:style-name="T24">gMVM_regs[ry] = rtemp;</text:span></text:p>
      <text:p text:style-name="P24"><text:s text:c="6"/><text:span text:style-name="T24">gMVM_pc++;</text:span></text:p>
      <text:p text:style-name="P28"/>
      <text:p text:style-name="P24"><text:s text:c="6"/><text:span text:style-name="T31">break</text:span><text:span text:style-name="T24">;</text:span></text:p>
      <text:p text:style-name="P24"><text:s text:c="4"/><text:span text:style-name="T31">case</text:span><text:span text:style-name="T24"> MVM_INS_2A_BOR:</text:span></text:p>
      <text:p text:style-name="P24"><text:s text:c="6"/><text:span text:style-name="T24">byte = MVM_dataLoad(++gMVM_pc);</text:span></text:p>
      <text:p text:style-name="P24"><text:s text:c="6"/><text:span text:style-name="T24">rx = byte &amp; </text:span><text:span text:style-name="T23">0</text:span><text:span text:style-name="T24">b00001111;</text:span></text:p>
      <text:p text:style-name="P24"><text:s text:c="6"/><text:span text:style-name="T24">ry = (byte &amp; </text:span><text:span text:style-name="T23">0</text:span><text:span text:style-name="T24">b11110000) &gt;&gt; </text:span><text:span text:style-name="T23">4</text:span><text:span text:style-name="T24">;</text:span></text:p>
      <text:p text:style-name="P24"><text:s text:c="6"/><text:span text:style-name="T24">byte = gMVM_regs[rx];</text:span></text:p>
      <text:p text:style-name="P24"><text:s text:c="6"/><text:span text:style-name="T24">rtemp = gMVM_regs[ry] | byte;</text:span></text:p>
      <text:p text:style-name="P24"><text:s text:c="6"/><text:span text:style-name="T24">gMVM_regs[ry] = rtemp;</text:span></text:p>
      <text:p text:style-name="P24"><text:s text:c="6"/><text:span text:style-name="T24">gMVM_pc++;</text:span></text:p>
      <text:p text:style-name="P28"/>
      <text:p text:style-name="P24"><text:s text:c="6"/><text:span text:style-name="T31">break</text:span><text:span text:style-name="T24">;</text:span></text:p>
      <text:p text:style-name="P24"><text:s text:c="4"/><text:span text:style-name="T31">case</text:span><text:span text:style-name="T24"> MVM_INS_2A_MOV:</text:span></text:p>
      <text:p text:style-name="P24"><text:s text:c="6"/><text:span text:style-name="T24">byte = MVM_dataLoad(++gMVM_pc);</text:span></text:p>
      <text:p text:style-name="P24"><text:s text:c="6"/><text:span text:style-name="T24">rx = byte &amp; </text:span><text:span text:style-name="T23">0</text:span><text:span text:style-name="T24">b00001111;</text:span></text:p>
      <text:p text:style-name="P24"><text:s text:c="6"/><text:span text:style-name="T24">ry = (byte &amp; </text:span><text:span text:style-name="T23">0</text:span><text:span text:style-name="T24">b11110000) &gt;&gt; </text:span><text:span text:style-name="T23">4</text:span><text:span text:style-name="T24">;</text:span></text:p>
      <text:p text:style-name="P24"><text:s text:c="6"/><text:span text:style-name="T24">gMVM_regs[ry] = gMVM_regs[rx];</text:span></text:p>
      <text:p text:style-name="P24"><text:s text:c="6"/><text:span text:style-name="T24">gMVM_pc++;</text:span></text:p>
      <text:p text:style-name="P28"/>
      <text:p text:style-name="P24"><text:s text:c="6"/><text:span text:style-name="T31">break</text:span><text:span text:style-name="T24">;</text:span></text:p>
      <text:p text:style-name="P24"><text:s text:c="4"/><text:span text:style-name="T31">case</text:span><text:span text:style-name="T24"> MVM_INS_2A_JMP:</text:span></text:p>
      <text:p text:style-name="P24"><text:s text:c="6"/><text:span text:style-name="T24">byte = MVM_dataLoad(++gMVM_pc);</text:span></text:p>
      <text:p text:style-name="P24"><text:s text:c="6"/><text:span text:style-name="T24">rx = byte &amp; </text:span><text:span text:style-name="T23">0</text:span><text:span text:style-name="T24">b00001111;</text:span></text:p>
      <text:p text:style-name="P24"><text:s text:c="6"/><text:span text:style-name="T24">ry = (byte &amp; </text:span><text:span text:style-name="T23">0</text:span><text:span text:style-name="T24">b11110000) &gt;&gt; </text:span><text:span text:style-name="T23">4</text:span><text:span text:style-name="T24">;</text:span></text:p>
      <text:p text:style-name="P24"><text:s text:c="6"/><text:span text:style-name="T24">gMVM_pc = gMVM_regs[ry];</text:span></text:p>
      <text:p text:style-name="P24"><text:s text:c="6"/><text:span text:style-name="T24">gMVM_pc = gMVM_pc &lt;&lt; </text:span><text:span text:style-name="T23">8</text:span><text:span text:style-name="T24">;</text:span></text:p>
      <text:p text:style-name="P24"><text:s text:c="6"/><text:span text:style-name="T24">gMVM_pc |= gMVM_regs[rx];</text:span></text:p>
      <text:p text:style-name="P28"/>
      <text:p text:style-name="P24"><text:soft-page-break/><text:s text:c="6"/><text:span text:style-name="T31">break</text:span><text:span text:style-name="T24">;</text:span></text:p>
      <text:p text:style-name="P24"><text:s text:c="4"/><text:span text:style-name="T31">case</text:span><text:span text:style-name="T24"> MVM_INS_2A_ADD:</text:span></text:p>
      <text:p text:style-name="P24"><text:s text:c="6"/><text:span text:style-name="T24">byte = MVM_dataLoad(++gMVM_pc);</text:span></text:p>
      <text:p text:style-name="P24"><text:s text:c="6"/><text:span text:style-name="T24">rx = byte &amp; </text:span><text:span text:style-name="T23">0</text:span><text:span text:style-name="T24">b00001111;</text:span></text:p>
      <text:p text:style-name="P24"><text:s text:c="6"/><text:span text:style-name="T24">ry = (byte &amp; </text:span><text:span text:style-name="T23">0</text:span><text:span text:style-name="T24">b11110000) &gt;&gt; </text:span><text:span text:style-name="T23">4</text:span><text:span text:style-name="T24">;</text:span></text:p>
      <text:p text:style-name="P24"><text:s text:c="6"/><text:span text:style-name="T24">rtemp = gMVM_regs[ry] + gMVM_regs[rx];</text:span></text:p>
      <text:p text:style-name="P24"><text:s text:c="6"/><text:span text:style-name="T31">if</text:span><text:span text:style-name="T24"> (rtemp &lt; gMVM_regs[ry] || rtemp &lt; gMVM_regs[rx]) {</text:span></text:p>
      <text:p text:style-name="P24"><text:s text:c="8"/><text:span text:style-name="T24">gMVM_flagC = </text:span><text:span text:style-name="T23">1</text:span><text:span text:style-name="T24">;</text:span></text:p>
      <text:p text:style-name="P24"><text:s text:c="6"/><text:span text:style-name="T24">}</text:span></text:p>
      <text:p text:style-name="P24"><text:s text:c="6"/><text:span text:style-name="T31">if</text:span><text:span text:style-name="T24"> (rtemp == </text:span><text:span text:style-name="T23">0</text:span><text:span text:style-name="T24">) {</text:span></text:p>
      <text:p text:style-name="P24"><text:s text:c="8"/><text:span text:style-name="T24">gMVM_flagZ = </text:span><text:span text:style-name="T23">1</text:span><text:span text:style-name="T24">;</text:span></text:p>
      <text:p text:style-name="P24"><text:s text:c="6"/><text:span text:style-name="T24">}</text:span></text:p>
      <text:p text:style-name="P24"><text:s text:c="6"/><text:span text:style-name="T24">gMVM_regs[ry] = rtemp;</text:span></text:p>
      <text:p text:style-name="P24"><text:s text:c="6"/><text:span text:style-name="T24">gMVM_pc++;</text:span></text:p>
      <text:p text:style-name="P28"/>
      <text:p text:style-name="P24"><text:s text:c="6"/><text:span text:style-name="T31">break</text:span><text:span text:style-name="T24">;</text:span></text:p>
      <text:p text:style-name="P24"><text:s text:c="4"/><text:span text:style-name="T31">case</text:span><text:span text:style-name="T24"> MVM_INS_2A_SUB:</text:span></text:p>
      <text:p text:style-name="P24"><text:s text:c="6"/><text:span text:style-name="T24">byte = MVM_dataLoad(++gMVM_pc);</text:span></text:p>
      <text:p text:style-name="P24"><text:s text:c="6"/><text:span text:style-name="T24">rx = byte &amp; </text:span><text:span text:style-name="T23">0</text:span><text:span text:style-name="T24">b00001111;</text:span></text:p>
      <text:p text:style-name="P24"><text:s text:c="6"/><text:span text:style-name="T24">ry = (byte &amp; </text:span><text:span text:style-name="T23">0</text:span><text:span text:style-name="T24">b11110000) &gt;&gt; </text:span><text:span text:style-name="T23">4</text:span><text:span text:style-name="T24">;</text:span></text:p>
      <text:p text:style-name="P24"><text:s text:c="6"/><text:span text:style-name="T24">rtemp = gMVM_regs[ry] - gMVM_regs[rx];</text:span></text:p>
      <text:p text:style-name="P24"><text:s text:c="6"/><text:span text:style-name="T31">if</text:span><text:span text:style-name="T24"> (rtemp &gt; gMVM_regs[ry] || rtemp &gt; gMVM_regs[rx]) {</text:span></text:p>
      <text:p text:style-name="P24"><text:s text:c="8"/><text:span text:style-name="T24">gMVM_flagC = </text:span><text:span text:style-name="T23">1</text:span><text:span text:style-name="T24">;</text:span></text:p>
      <text:p text:style-name="P24"><text:s text:c="6"/><text:span text:style-name="T24">}</text:span></text:p>
      <text:p text:style-name="P24"><text:s text:c="6"/><text:span text:style-name="T31">if</text:span><text:span text:style-name="T24"> (rtemp == </text:span><text:span text:style-name="T23">0</text:span><text:span text:style-name="T24">) {</text:span></text:p>
      <text:p text:style-name="P24"><text:s text:c="8"/><text:span text:style-name="T24">gMVM_flagZ = </text:span><text:span text:style-name="T23">1</text:span><text:span text:style-name="T24">;</text:span></text:p>
      <text:p text:style-name="P24"><text:s text:c="6"/><text:span text:style-name="T24">}</text:span></text:p>
      <text:p text:style-name="P24"><text:s text:c="6"/><text:span text:style-name="T24">gMVM_regs[ry] = rtemp;</text:span></text:p>
      <text:p text:style-name="P24"><text:s text:c="6"/><text:span text:style-name="T24">gMVM_pc++;</text:span></text:p>
      <text:p text:style-name="P28"/>
      <text:p text:style-name="P24"><text:s text:c="6"/><text:span text:style-name="T31">break</text:span><text:span text:style-name="T24">;</text:span></text:p>
      <text:p text:style-name="P24"><text:s text:c="4"/><text:span text:style-name="T31">case</text:span><text:span text:style-name="T24"> MVM_INS_2A_DIV:</text:span></text:p>
      <text:p text:style-name="P24"><text:s text:c="6"/><text:span text:style-name="T24">byte = MVM_dataLoad(++gMVM_pc);</text:span></text:p>
      <text:p text:style-name="P24"><text:s text:c="6"/><text:span text:style-name="T24">rx = byte &amp; </text:span><text:span text:style-name="T23">0</text:span><text:span text:style-name="T24">b00001111;</text:span></text:p>
      <text:p text:style-name="P24"><text:s text:c="6"/><text:span text:style-name="T24">ry = (byte &amp; </text:span><text:span text:style-name="T23">0</text:span><text:span text:style-name="T24">b11110000) &gt;&gt; </text:span><text:span text:style-name="T23">4</text:span><text:span text:style-name="T24">;</text:span></text:p>
      <text:p text:style-name="P24"><text:s text:c="6"/><text:span text:style-name="T24">rtemp = gMVM_regs[ry] / gMVM_regs[rx];</text:span></text:p>
      <text:p text:style-name="P24"><text:s text:c="6"/><text:span text:style-name="T24">gMVM_regs[ry] = rtemp;</text:span></text:p>
      <text:p text:style-name="P24"><text:s text:c="6"/><text:span text:style-name="T24">gMVM_pc++;</text:span></text:p>
      <text:p text:style-name="P28"/>
      <text:p text:style-name="P24"><text:s text:c="6"/><text:span text:style-name="T31">break</text:span><text:span text:style-name="T24">;</text:span></text:p>
      <text:p text:style-name="P24"><text:s text:c="4"/><text:span text:style-name="T24">}</text:span></text:p>
      <text:p text:style-name="P24"><text:s text:c="4"/><text:span text:style-name="T31">break</text:span><text:span text:style-name="T24">;</text:span></text:p>
      <text:p text:style-name="P24"><text:s text:c="2"/><text:span text:style-name="T31">case</text:span><text:span text:style-name="T24"> MVM_INS_3A:</text:span></text:p>
      <text:p text:style-name="P24"><text:s text:c="4"/><text:span text:style-name="T24">ins = code &amp; </text:span><text:span text:style-name="T23">0</text:span><text:span text:style-name="T24">b00110000;</text:span></text:p>
      <text:p text:style-name="P24"><text:s text:c="4"/><text:span text:style-name="T24">ins = ins &gt;&gt; </text:span><text:span text:style-name="T23">4</text:span><text:span text:style-name="T24">;</text:span></text:p>
      <text:p text:style-name="P24"><text:s text:c="4"/><text:span text:style-name="T31">switch</text:span><text:span text:style-name="T24"> (ins) {</text:span></text:p>
      <text:p text:style-name="P28"/>
      <text:p text:style-name="P24"><text:s text:c="4"/><text:span text:style-name="T31">case</text:span><text:span text:style-name="T24"> MVM_INS_3A_LADD:</text:span></text:p>
      <text:p text:style-name="P24"><text:s text:c="6"/><text:span text:style-name="T24">rz = code &amp; </text:span><text:span text:style-name="T23">0</text:span><text:span text:style-name="T24">b00001111;</text:span></text:p>
      <text:p text:style-name="P24"><text:s text:c="6"/><text:span text:style-name="T24">byte = MVM_dataLoad(++gMVM_pc);</text:span></text:p>
      <text:p text:style-name="P24"><text:s text:c="6"/><text:span text:style-name="T24">rx = byte &amp; </text:span><text:span text:style-name="T23">0</text:span><text:span text:style-name="T24">b00001111;</text:span></text:p>
      <text:p text:style-name="P24"><text:s text:c="6"/><text:span text:style-name="T24">ry = (byte &amp; </text:span><text:span text:style-name="T23">0</text:span><text:span text:style-name="T24">b11110000) &gt;&gt; </text:span><text:span text:style-name="T23">4</text:span><text:span text:style-name="T24">;</text:span></text:p>
      <text:p text:style-name="P24"><text:s text:c="6"/><text:span text:style-name="T24">wtp = gMVM_regs[rz];</text:span></text:p>
      <text:p text:style-name="P24"><text:s text:c="6"/><text:span text:style-name="T24">wtp |= gMVM_regs[ry];</text:span></text:p>
      <text:p text:style-name="P24"><text:s text:c="6"/><text:span text:style-name="T24">rdp = gMVM_regs[rx];</text:span></text:p>
      <text:p text:style-name="P24"><text:s text:c="6"/><text:span text:style-name="T24">wtp += rdp;</text:span></text:p>
      <text:p text:style-name="P24"><text:s text:c="6"/><text:span text:style-name="T24">gMVM_regs[ry] = wtp;</text:span></text:p>
      <text:p text:style-name="P24"><text:s text:c="6"/><text:span text:style-name="T24">gMVM_regs[rz] = wtp &gt;&gt; </text:span><text:span text:style-name="T23">8</text:span><text:span text:style-name="T24">;</text:span></text:p>
      <text:p text:style-name="P24"><text:s text:c="6"/><text:span text:style-name="T24">gMVM_pc++;</text:span></text:p>
      <text:p text:style-name="P28"><text:soft-page-break/></text:p>
      <text:p text:style-name="P24"><text:s text:c="6"/><text:span text:style-name="T31">break</text:span><text:span text:style-name="T24">;</text:span></text:p>
      <text:p text:style-name="P24"><text:s text:c="4"/><text:span text:style-name="T31">case</text:span><text:span text:style-name="T24"> MVM_INS_3A_LSUB:</text:span></text:p>
      <text:p text:style-name="P24"><text:s text:c="6"/><text:span text:style-name="T24">rz = code &amp; </text:span><text:span text:style-name="T23">0</text:span><text:span text:style-name="T24">b00001111;</text:span></text:p>
      <text:p text:style-name="P24"><text:s text:c="6"/><text:span text:style-name="T24">byte = MVM_dataLoad(++gMVM_pc);</text:span></text:p>
      <text:p text:style-name="P24"><text:s text:c="6"/><text:span text:style-name="T24">rx = byte &amp; </text:span><text:span text:style-name="T23">0</text:span><text:span text:style-name="T24">b00001111;</text:span></text:p>
      <text:p text:style-name="P24"><text:s text:c="6"/><text:span text:style-name="T24">ry = (byte &amp; </text:span><text:span text:style-name="T23">0</text:span><text:span text:style-name="T24">b11110000) &gt;&gt; </text:span><text:span text:style-name="T23">4</text:span><text:span text:style-name="T24">;</text:span></text:p>
      <text:p text:style-name="P24"><text:s text:c="6"/><text:span text:style-name="T24">wtp = gMVM_regs[rz];</text:span></text:p>
      <text:p text:style-name="P24"><text:s text:c="6"/><text:span text:style-name="T24">wtp |= gMVM_regs[ry];</text:span></text:p>
      <text:p text:style-name="P24"><text:s text:c="6"/><text:span text:style-name="T24">rdp = gMVM_regs[rx];</text:span></text:p>
      <text:p text:style-name="P24"><text:s text:c="6"/><text:span text:style-name="T24">wtp -= rdp;</text:span></text:p>
      <text:p text:style-name="P24"><text:s text:c="6"/><text:span text:style-name="T24">gMVM_regs[ry] = wtp;</text:span></text:p>
      <text:p text:style-name="P24"><text:s text:c="6"/><text:span text:style-name="T24">gMVM_regs[rz] = wtp &gt;&gt; </text:span><text:span text:style-name="T23">8</text:span><text:span text:style-name="T24">;</text:span></text:p>
      <text:p text:style-name="P24"><text:s text:c="6"/><text:span text:style-name="T24">gMVM_pc++;</text:span></text:p>
      <text:p text:style-name="P28"/>
      <text:p text:style-name="P24"><text:s text:c="6"/><text:span text:style-name="T31">break</text:span><text:span text:style-name="T24">;</text:span></text:p>
      <text:p text:style-name="P24"><text:s text:c="4"/><text:span text:style-name="T31">case</text:span><text:span text:style-name="T24"> MVM_INS_3A_MUL:</text:span></text:p>
      <text:p text:style-name="P24"><text:s text:c="6"/><text:span text:style-name="T24">rz = code &amp; </text:span><text:span text:style-name="T23">0</text:span><text:span text:style-name="T24">b00001111;</text:span></text:p>
      <text:p text:style-name="P24"><text:s text:c="6"/><text:span text:style-name="T24">byte = MVM_dataLoad(++gMVM_pc);</text:span></text:p>
      <text:p text:style-name="P24"><text:s text:c="6"/><text:span text:style-name="T24">rx = byte &amp; </text:span><text:span text:style-name="T23">0</text:span><text:span text:style-name="T24">b00001111;</text:span></text:p>
      <text:p text:style-name="P24"><text:s text:c="6"/><text:span text:style-name="T24">ry = (byte &amp; </text:span><text:span text:style-name="T23">0</text:span><text:span text:style-name="T24">b11110000) &gt;&gt; </text:span><text:span text:style-name="T23">4</text:span><text:span text:style-name="T24">;</text:span></text:p>
      <text:p text:style-name="P24"><text:s text:c="6"/><text:span text:style-name="T24">wtp = gMVM_regs[ry];</text:span></text:p>
      <text:p text:style-name="P24"><text:s text:c="6"/><text:span text:style-name="T24">rdp = gMVM_regs[rx];</text:span></text:p>
      <text:p text:style-name="P24"><text:s text:c="6"/><text:span text:style-name="T24">wtp *= rdp;</text:span></text:p>
      <text:p text:style-name="P24"><text:s text:c="6"/><text:span text:style-name="T24">gMVM_regs[ry] = wtp;</text:span></text:p>
      <text:p text:style-name="P24"><text:s text:c="6"/><text:span text:style-name="T24">gMVM_regs[rz] = wtp &gt;&gt; </text:span><text:span text:style-name="T23">8</text:span><text:span text:style-name="T24">;</text:span></text:p>
      <text:p text:style-name="P24"><text:s text:c="6"/><text:span text:style-name="T24">gMVM_pc++;</text:span></text:p>
      <text:p text:style-name="P28"/>
      <text:p text:style-name="P24"><text:s text:c="6"/><text:span text:style-name="T31">break</text:span><text:span text:style-name="T24">;</text:span></text:p>
      <text:p text:style-name="P24"><text:s text:c="4"/><text:span text:style-name="T31">case</text:span><text:span text:style-name="T24"> MVM_INS_3A_DIVMOD:</text:span></text:p>
      <text:p text:style-name="P24"><text:s text:c="6"/><text:span text:style-name="T24">rz = code &amp; </text:span><text:span text:style-name="T23">0</text:span><text:span text:style-name="T24">b00001111;</text:span></text:p>
      <text:p text:style-name="P24"><text:s text:c="6"/><text:span text:style-name="T24">byte = MVM_dataLoad(++gMVM_pc);</text:span></text:p>
      <text:p text:style-name="P24"><text:s text:c="6"/><text:span text:style-name="T24">rx = byte &amp; </text:span><text:span text:style-name="T23">0</text:span><text:span text:style-name="T24">b00001111;</text:span></text:p>
      <text:p text:style-name="P24"><text:s text:c="6"/><text:span text:style-name="T24">ry = (byte &amp; </text:span><text:span text:style-name="T23">0</text:span><text:span text:style-name="T24">b11110000) &gt;&gt; </text:span><text:span text:style-name="T23">4</text:span><text:span text:style-name="T24">;</text:span></text:p>
      <text:p text:style-name="P24"><text:s text:c="6"/><text:span text:style-name="T24">gMVM_regs[ry] = gMVM_regs[ry] / gMVM_regs[rx];</text:span></text:p>
      <text:p text:style-name="P24"><text:s text:c="6"/><text:span text:style-name="T24">gMVM_regs[rz] = gMVM_regs[ry] % gMVM_regs[rx];</text:span></text:p>
      <text:p text:style-name="P24"><text:s text:c="6"/><text:span text:style-name="T24">gMVM_pc++;</text:span></text:p>
      <text:p text:style-name="P28"/>
      <text:p text:style-name="P24"><text:s text:c="6"/><text:span text:style-name="T31">break</text:span><text:span text:style-name="T24">;</text:span></text:p>
      <text:p text:style-name="P24"><text:s text:c="4"/><text:span text:style-name="T24">}</text:span></text:p>
      <text:p text:style-name="P24"><text:s text:c="4"/><text:span text:style-name="T31">break</text:span><text:span text:style-name="T24">;</text:span></text:p>
      <text:p text:style-name="P24"><text:s text:c="2"/><text:span text:style-name="T24">}</text:span></text:p>
      <text:p text:style-name="P37">}</text:p>
      <text:p text:style-name="P5">mcuvm.c</text:p>
      <text:p text:style-name="P22">#ifndef __MCUVM_H__</text:p>
      <text:p text:style-name="P20">#define __MCUVM_H__</text:p>
      <text:p text:style-name="P20">#include &lt;stdint.h&gt;</text:p>
      <text:p text:style-name="P20">#include &lt;stdbool.h&gt;</text:p>
      <text:p text:style-name="P28"/>
      <text:p text:style-name="P23"><text:span text:style-name="T32">extern</text:span> <text:span text:style-name="T20">uint8_t</text:span> gMVM_regs[<text:span text:style-name="T22">16</text:span>];</text:p>
      <text:p text:style-name="P23"><text:span text:style-name="T32">extern</text:span> <text:span text:style-name="T20">uint16_t</text:span> gMVM_pc;</text:p>
      <text:p text:style-name="P23"><text:span text:style-name="T32">extern</text:span> <text:span text:style-name="T20">bool</text:span> gMVM_flagC;</text:p>
      <text:p text:style-name="P23"><text:span text:style-name="T32">extern</text:span> <text:span text:style-name="T20">bool</text:span> gMVM_flagI;</text:p>
      <text:p text:style-name="P23"><text:span text:style-name="T32">extern</text:span> <text:span text:style-name="T20">bool</text:span> gMVM_flagZ;</text:p>
      <text:p text:style-name="P28"/>
      <text:p text:style-name="P20">#define MVM_R(x) gMVM_regs[(x)]</text:p>
      <text:p text:style-name="P28"/>
      <text:p text:style-name="P20">#define MVM_INS_0A <text:s text:c="10"/>0x00</text:p>
      <text:p text:style-name="P28"><text:soft-page-break/></text:p>
      <text:p text:style-name="P20">#define MVM_INS_0A_NOP <text:s text:c="6"/>0x00</text:p>
      <text:p text:style-name="P20">#define MVM_INS_0A_INT <text:s text:c="6"/>0x01</text:p>
      <text:p text:style-name="P20">#define MVM_INS_0A_CLI <text:s text:c="6"/>0x02</text:p>
      <text:p text:style-name="P20">#define MVM_INS_0A_CLC <text:s text:c="6"/>0x03</text:p>
      <text:p text:style-name="P20">#define MVM_INS_0A_CLZ <text:s text:c="6"/>0x04</text:p>
      <text:p text:style-name="P20">#define MVM_INS_0A_JZ <text:s text:c="7"/>0x05</text:p>
      <text:p text:style-name="P20">#define MVM_INS_0A_JNZ <text:s text:c="6"/>0x06</text:p>
      <text:p text:style-name="P20">#define MVM_INS_0A_JI <text:s text:c="7"/>0x07</text:p>
      <text:p text:style-name="P20">#define MVM_INS_0A_JNI <text:s text:c="6"/>0x08</text:p>
      <text:p text:style-name="P20">#define MVM_INS_0A_JC <text:s text:c="7"/>0x09</text:p>
      <text:p text:style-name="P20">#define MVM_INS_0A_JNC <text:s text:c="6"/>0x0A</text:p>
      <text:p text:style-name="P20">#define MVM_INS_0A_RJMP <text:s text:c="5"/>0x0B</text:p>
      <text:p text:style-name="P28"/>
      <text:p text:style-name="P20">#define MVM_INS_1A <text:s text:c="10"/>0x40</text:p>
      <text:p text:style-name="P28"/>
      <text:p text:style-name="P20">#define MVM_INS_1A_STA <text:s text:c="6"/>0x00</text:p>
      <text:p text:style-name="P20">#define MVM_INS_1A_LD <text:s text:c="7"/>0x01</text:p>
      <text:p text:style-name="P20">#define MVM_INS_1A_LDI <text:s text:c="6"/>0x02</text:p>
      <text:p text:style-name="P20">#define MVM_INS_1A_AJMP <text:s text:c="5"/>0x03</text:p>
      <text:p text:style-name="P28"/>
      <text:p text:style-name="P20">#define MVM_INS_2A <text:s text:c="10"/>0x80</text:p>
      <text:p text:style-name="P28"/>
      <text:p text:style-name="P20">#define MVM_INS_2A_ROR <text:s text:c="6"/>0x00</text:p>
      <text:p text:style-name="P20">#define MVM_INS_2A_ROL <text:s text:c="6"/>0x01</text:p>
      <text:p text:style-name="P20">#define MVM_INS_2A_RSZ <text:s text:c="6"/>0x02</text:p>
      <text:p text:style-name="P20">#define MVM_INS_2A_RSA <text:s text:c="6"/>0x03</text:p>
      <text:p text:style-name="P20">#define MVM_INS_2A_LSZ <text:s text:c="6"/>0x04</text:p>
      <text:p text:style-name="P20">#define MVM_INS_2A_LSA <text:s text:c="6"/>0x05</text:p>
      <text:p text:style-name="P20">#define MVM_INS_2A_BXOR <text:s text:c="5"/>0x06</text:p>
      <text:p text:style-name="P20">#define MVM_INS_2A_BAND <text:s text:c="5"/>0x07</text:p>
      <text:p text:style-name="P20">#define MVM_INS_2A_BOR <text:s text:c="6"/>0x08</text:p>
      <text:p text:style-name="P20">#define MVM_INS_2A_MOV <text:s text:c="6"/>0x09</text:p>
      <text:p text:style-name="P20">#define MVM_INS_2A_JMP <text:s text:c="6"/>0x0A</text:p>
      <text:p text:style-name="P20">#define MVM_INS_2A_ADD <text:s text:c="6"/>0x0B</text:p>
      <text:p text:style-name="P20">#define MVM_INS_2A_SUB <text:s text:c="6"/>0x0C</text:p>
      <text:p text:style-name="P20">#define MVM_INS_2A_DIV <text:s text:c="6"/>0x0D</text:p>
      <text:p text:style-name="P28"/>
      <text:p text:style-name="P20">#define MVM_INS_3A <text:s text:c="10"/>0xC0</text:p>
      <text:p text:style-name="P28"/>
      <text:p text:style-name="P20">#define MVM_INS_3A_LADD <text:s text:c="5"/>0x00</text:p>
      <text:p text:style-name="P20">#define MVM_INS_3A_LSUB <text:s text:c="5"/>0x01</text:p>
      <text:p text:style-name="P20">#define MVM_INS_3A_MUL <text:s text:c="6"/>0x02</text:p>
      <text:p text:style-name="P20">#define MVM_INS_3A_DIVMOD <text:s text:c="3"/>0x03</text:p>
      <text:p text:style-name="P28"/>
      <text:p text:style-name="P23"><text:span text:style-name="T20">void</text:span> <text:span text:style-name="T30">MVM_decode</text:span>( <text:span text:style-name="T20">void</text:span> );</text:p>
      <text:p text:style-name="P28"/>
      <text:p text:style-name="P37"><text:span text:style-name="T34">#endif </text:span><text:span text:style-name="T26">/* __MCUVM_H__ */</text:span></text:p>
      <text:p text:style-name="P5">mcuvm.h</text:p>
      <text:p text:style-name="P22">#ifndef __MCUVM_HAL_H__</text:p>
      <text:p text:style-name="P20">#define __MCUVM_HAL_H__</text:p>
      <text:p text:style-name="P20">#include &lt;stdint.h&gt;</text:p>
      <text:p text:style-name="P20">#include &lt;stdio.h&gt;</text:p>
      <text:p text:style-name="P20">#include "mcuvm.h"</text:p>
      <text:p text:style-name="P28"/>
      <text:p text:style-name="P20">#define MVM_CODEPAGE 2048</text:p>
      <text:p text:style-name="P20">#define MVM_DATAPAGE 2048</text:p>
      <text:p text:style-name="P28"/>
      <text:p text:style-name="P23"><text:span text:style-name="T32">extern</text:span> <text:span text:style-name="T20">uint8_t</text:span> MVM_CODEMEM[MVM_CODEPAGE];</text:p>
      <text:p text:style-name="P23"><text:span text:style-name="T32">extern</text:span> <text:span text:style-name="T20">uint8_t</text:span> MVM_DATAMEM[MVM_DATAPAGE];</text:p>
      <text:p text:style-name="P28"/>
      <text:p text:style-name="P23"><text:soft-page-break/><text:span text:style-name="T32">static</text:span> <text:span text:style-name="T32">inline</text:span> <text:span text:style-name="T20">uint8_t</text:span> <text:span text:style-name="T30">MVM_dataLoad</text:span>(<text:span text:style-name="T20">uint16_t</text:span> addr){</text:p>
      <text:p text:style-name="P24"><text:s text:c="4"/><text:span text:style-name="T31">if</text:span><text:span text:style-name="T24"> (addr &lt; MVM_CODEPAGE + MVM_DATAPAGE){</text:span></text:p>
      <text:p text:style-name="P24"><text:s text:c="8"/><text:span text:style-name="T31">if</text:span><text:span text:style-name="T24"> (addr &gt;= MVM_CODEPAGE)</text:span></text:p>
      <text:p text:style-name="P24"><text:s text:c="12"/><text:span text:style-name="T31">return</text:span><text:span text:style-name="T24"> MVM_DATAMEM[addr - MVM_CODEPAGE];</text:span></text:p>
      <text:p text:style-name="P24"><text:s text:c="8"/><text:span text:style-name="T31">else</text:span></text:p>
      <text:p text:style-name="P24"><text:s text:c="12"/><text:span text:style-name="T31">return</text:span><text:span text:style-name="T24"> MVM_CODEMEM[addr];</text:span></text:p>
      <text:p text:style-name="P24"><text:s text:c="4"/><text:span text:style-name="T24">}</text:span></text:p>
      <text:p text:style-name="P24"><text:s text:c="4"/><text:span text:style-name="T31">else</text:span><text:span text:style-name="T24"> {</text:span></text:p>
      <text:p text:style-name="P24"><text:s text:c="8"/><text:span text:style-name="T31">return</text:span><text:span text:style-name="T24"> </text:span><text:span text:style-name="T23">0</text:span><text:span text:style-name="T24">;</text:span></text:p>
      <text:p text:style-name="P24"><text:s text:c="4"/><text:span text:style-name="T24">}</text:span></text:p>
      <text:p text:style-name="P23">}</text:p>
      <text:p text:style-name="P28"/>
      <text:p text:style-name="P23"><text:span text:style-name="T32">static</text:span> <text:span text:style-name="T32">inline</text:span> <text:span text:style-name="T20">void</text:span> <text:span text:style-name="T30">MVM_dataStore</text:span>(<text:span text:style-name="T20">uint16_t</text:span> addr, <text:span text:style-name="T20">uint8_t</text:span> value){</text:p>
      <text:p text:style-name="P24"><text:s text:c="4"/><text:span text:style-name="T31">if</text:span><text:span text:style-name="T24"> (addr &gt;= MVM_CODEPAGE){</text:span></text:p>
      <text:p text:style-name="P24"><text:s text:c="8"/><text:span text:style-name="T24">MVM_DATAMEM[addr - MVM_CODEPAGE] = value;</text:span></text:p>
      <text:p text:style-name="P24"><text:s text:c="4"/><text:span text:style-name="T24">}</text:span></text:p>
      <text:p text:style-name="P24"><text:s text:c="4"/><text:span text:style-name="T31">else</text:span><text:span text:style-name="T24"> {</text:span></text:p>
      <text:p text:style-name="P24"><text:s text:c="8"/><text:span text:style-name="T27">// do nothing</text:span></text:p>
      <text:p text:style-name="P24"><text:s text:c="4"/><text:span text:style-name="T24">}</text:span></text:p>
      <text:p text:style-name="P23">}</text:p>
      <text:p text:style-name="P28"/>
      <text:p text:style-name="P23"><text:span text:style-name="T32">static</text:span> <text:span text:style-name="T32">inline</text:span> <text:span text:style-name="T20">void</text:span> <text:span text:style-name="T30">MVM_userInt</text:span>(){</text:p>
      <text:p text:style-name="P24"><text:s text:c="4"/><text:span text:style-name="T24">putchar(gMVM_regs[</text:span><text:span text:style-name="T23">14</text:span><text:span text:style-name="T24">]);</text:span></text:p>
      <text:p text:style-name="P23">}</text:p>
      <text:p text:style-name="P28"/>
      <text:p text:style-name="P37"><text:span text:style-name="T34">#endif </text:span><text:span text:style-name="T26">/* __MCUVM_HAL_H__ */</text:span></text:p>
      <text:p text:style-name="P5">mcuvm_hal.h</text:p>
      <text:p text:style-name="P5">可见，该虚拟机有16个8位通用寄存器和一个16位程序计数器（pc），34条指令，这个简单的架构是为了在单片机上运行动态代码设计的。</text:p>
      <text:p text:style-name="P5">使用其机器码编写的该程序</text:p>
      <text:p text:style-name="P25"><text:s text:c="8"/><text:span text:style-name="T25">0x60</text:span><text:span text:style-name="T24">, </text:span><text:span text:style-name="T25">0x30</text:span><text:span text:style-name="T24">, </text:span><text:span text:style-name="T27">// ldi r0, $30h</text:span></text:p>
      <text:p text:style-name="P25"><text:s text:c="8"/><text:span text:style-name="T25">0x61</text:span><text:span text:style-name="T24">, </text:span><text:span text:style-name="T25">0x01</text:span><text:span text:style-name="T24">, </text:span><text:span text:style-name="T27">// ldi r1, $01h</text:span></text:p>
      <text:p text:style-name="P25"><text:s text:c="8"/><text:span text:style-name="T25">0x62</text:span><text:span text:style-name="T24">, </text:span><text:span text:style-name="T25">0x0a</text:span><text:span text:style-name="T24">, </text:span><text:span text:style-name="T27">// ldi r2, $10</text:span></text:p>
      <text:p text:style-name="P25"><text:s text:c="8"/><text:span text:style-name="T25">0x6a</text:span><text:span text:style-name="T24">, </text:span><text:span text:style-name="T25">0x00</text:span><text:span text:style-name="T24">, </text:span><text:span text:style-name="T27">// ldi r10(wtpl), $0</text:span></text:p>
      <text:p text:style-name="P25"><text:s text:c="8"/><text:span text:style-name="T25">0x6b</text:span><text:span text:style-name="T24">, </text:span><text:span text:style-name="T25">0x08</text:span><text:span text:style-name="T24">, </text:span><text:span text:style-name="T27">// ldi r11(wtph), $0</text:span></text:p>
      <text:p text:style-name="P25"><text:s text:c="8"/><text:span text:style-name="T25">0x89</text:span><text:span text:style-name="T24">, </text:span><text:span text:style-name="T25">0xe0</text:span><text:span text:style-name="T24">, </text:span><text:span text:style-name="T27">// mov r14, r0</text:span></text:p>
      <text:p text:style-name="P25"><text:s text:c="8"/><text:span text:style-name="T25">0x01</text:span><text:span text:style-name="T24">, <text:s text:c="6"/></text:span><text:span text:style-name="T27">// int</text:span></text:p>
      <text:p text:style-name="P25"><text:s text:c="8"/><text:span text:style-name="T25">0x4e</text:span><text:span text:style-name="T24">, <text:s text:c="6"/></text:span><text:span text:style-name="T27">// sta r14;</text:span></text:p>
      <text:p text:style-name="P25"><text:s text:c="8"/><text:span text:style-name="T25">0x6e</text:span><text:span text:style-name="T24">, </text:span><text:span text:style-name="T25">0x0a</text:span><text:span text:style-name="T24">, </text:span><text:span text:style-name="T27">// ldi r14, $5ch</text:span></text:p>
      <text:p text:style-name="P25"><text:s text:c="8"/><text:span text:style-name="T25">0x01</text:span><text:span text:style-name="T24">, <text:s text:c="6"/></text:span><text:span text:style-name="T27">// int</text:span></text:p>
      <text:p text:style-name="P25"><text:s text:c="8"/><text:span text:style-name="T25">0x8b</text:span><text:span text:style-name="T24">, </text:span><text:span text:style-name="T25">0x01</text:span><text:span text:style-name="T24">, </text:span><text:span text:style-name="T27">// add r0, r1</text:span></text:p>
      <text:p text:style-name="P25"><text:s text:c="8"/><text:span text:style-name="T25">0x8b</text:span><text:span text:style-name="T24">, </text:span><text:span text:style-name="T25">0xa1</text:span><text:span text:style-name="T24">, </text:span><text:span text:style-name="T27">// add r10, r1</text:span></text:p>
      <text:p text:style-name="P25"><text:s text:c="8"/><text:span text:style-name="T25">0x8c</text:span><text:span text:style-name="T24">, </text:span><text:span text:style-name="T25">0x21</text:span><text:span text:style-name="T24">, </text:span><text:span text:style-name="T27">// sub r2, r1</text:span></text:p>
      <text:p text:style-name="P25"><text:s text:c="8"/><text:span text:style-name="T25">0x06</text:span><text:span text:style-name="T24">, </text:span><text:span text:style-name="T25">0xf2</text:span><text:span text:style-name="T24">, </text:span><text:span text:style-name="T28">// bxor </text:span><text:span text:style-name="T29">r15, r2</text:span></text:p>
      <text:p text:style-name="P26"><text:s text:c="8"/><text:span text:style-name="T25">0x0b</text:span><text:span text:style-name="T24">, </text:span><text:span text:style-name="T25">0xff</text:span><text:span text:style-name="T24"> <text:s/></text:span><text:span text:style-name="T27">// rjmp $f6h</text:span></text:p>
      <text:p text:style-name="Text_20_body">会输出<text:span text:style-name="T33">0 – 9的ASCII字符</text:span></text:p>
      <text:p text:style-name="Text_20_body">使用make命令将其编译</text:p>
      <text:p text:style-name="Preformatted_20_Text"><text:span text:style-name="T7">➜ <text:s/></text:span><text:span text:style-name="T5">mcuvm</text:span> make</text:p>
      <text:p text:style-name="Preformatted_20_Text">cc -O0 -g <text:s text:c="2"/>-c -o mcuvm.o mcuvm.c</text:p>
      <text:p text:style-name="Preformatted_20_Text">cc -O0 -g <text:s text:c="2"/>-c -o main.o main.c</text:p>
      <text:p text:style-name="P34">cc -g <text:s/>mcuvm.o main.o <text:s text:c="2"/>-o mcuvm</text:p>
      <text:p text:style-name="P6">运行</text:p>
      <text:p text:style-name="P6"><text:soft-page-break/></text:p>
      <text:p text:style-name="P29"><text:span text:style-name="T7">➜ <text:s/></text:span><text:span text:style-name="T5">mcuvm</text:span> ./mcuvm</text:p>
      <text:p text:style-name="Preformatted_20_Text">0</text:p>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34"/>
      <text:p text:style-name="P6">现在使用gdb对其进行调试</text:p>
      <text:p text:style-name="P29"><text:span text:style-name="T7">➜ <text:s/></text:span><text:span text:style-name="T5">mcuvm</text:span> gdb mcuvm</text:p>
      <text:p text:style-name="Preformatted_20_Text">GNU gdb (Ubuntu 8.1-0ubuntu3.2) 8.1.0.20180409-git</text:p>
      <text:p text:style-name="Preformatted_20_Text">Copyright (C) 2018 Free Software Foundation, Inc.</text:p>
      <text:p text:style-name="Preformatted_20_Text">License GPLv3+: GNU GPL version 3 or later &lt;http://gnu.org/licenses/gpl.html&gt;</text:p>
      <text:p text:style-name="Preformatted_20_Text">This is free software: you are free to change and redistribute it.</text:p>
      <text:p text:style-name="Preformatted_20_Text">There is NO WARRANTY, to the extent permitted by law. <text:s/>Type "show copying"</text:p>
      <text:p text:style-name="Preformatted_20_Text">and "show warranty" for details.</text:p>
      <text:p text:style-name="Preformatted_20_Text">This GDB was configured as "x86_64-linux-gnu".</text:p>
      <text:p text:style-name="Preformatted_20_Text">Type "show configuration" for configuration details.</text:p>
      <text:p text:style-name="Preformatted_20_Text">For bug reporting instructions, please see:</text:p>
      <text:p text:style-name="Preformatted_20_Text">&lt;http://www.gnu.org/software/gdb/bugs/&gt;.</text:p>
      <text:p text:style-name="Preformatted_20_Text">Find the GDB manual and other documentation resources online at:</text:p>
      <text:p text:style-name="Preformatted_20_Text">&lt;http://www.gnu.org/software/gdb/documentation/&gt;.</text:p>
      <text:p text:style-name="Preformatted_20_Text">For help, type "help".</text:p>
      <text:p text:style-name="Preformatted_20_Text">Type "apropos word" to search for commands related to "word"...</text:p>
      <text:p text:style-name="Preformatted_20_Text">Reading symbols from mcuvm...done.</text:p>
      <text:p text:style-name="P34">(gdb) </text:p>
      <text:p text:style-name="P6">可以看到，gdb成功读入了程序</text:p>
      <text:p text:style-name="P6">接下来可以运行它</text:p>
      <text:p text:style-name="P29">(gdb) run</text:p>
      <text:p text:style-name="Preformatted_20_Text">Starting program: /home/yiheng/mcuvm/mcuvm/mcuvm </text:p>
      <text:p text:style-name="Preformatted_20_Text">0</text:p>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38"/>
      <text:p text:style-name="Text_20_body">运行很顺利，由于这个程序不会退出，我使用Ctrl-C终止了它</text:p>
      <text:p text:style-name="Preformatted_20_Text">^C</text:p>
      <text:p text:style-name="Preformatted_20_Text">Program received signal SIGINT, Interrupt.</text:p>
      <text:p text:style-name="Preformatted_20_Text">main () at main.c:26</text:p>
      <text:p text:style-name="Preformatted_20_Text">26 <text:s text:c="13"/>MVM_decode();</text:p>
      <text:p text:style-name="P34">(gdb) </text:p>
      <text:p text:style-name="Text_20_body"/>
      <text:p text:style-name="Text_20_body"><text:soft-page-break/>程序停在了main.<text:span text:style-name="T36">c的第26行，取指令的函数中。</text:span></text:p>
      <text:p text:style-name="P6">假如我们想要调试其中的INT指令，它在mcuvm.<text:span text:style-name="T37">c文件的第28行</text:span></text:p>
      <text:p text:style-name="P29"><text:span text:style-name="T12"><text:s/>28 </text:span><text:s text:c="6"/><text:span text:style-name="T12">case</text:span> MVM_INS_0A_INT <text:s text:c="5"/>:</text:p>
      <text:p text:style-name="Preformatted_20_Text"><text:span text:style-name="T12"><text:s/>29 </text:span><text:s text:c="2"/><text:tab/><text:tab/><text:tab/>MVM_userInt();</text:p>
      <text:p text:style-name="Preformatted_20_Text"><text:span text:style-name="T12"><text:s/>30 </text:span><text:s text:c="2"/><text:tab/><text:tab/><text:tab/>gMVM_pc ++;</text:p>
      <text:p text:style-name="P15"><text:s/>31 </text:p>
      <text:p text:style-name="P34"><text:span text:style-name="T12"><text:s/>32 </text:span><text:s text:c="6"/><text:span text:style-name="T12">break</text:span>;</text:p>
      <text:p text:style-name="P6">对应指令</text:p>
      <text:p text:style-name="P27"><text:s text:c="8"/><text:span text:style-name="T25">0x01</text:span><text:span text:style-name="T24">, <text:s text:c="6"/></text:span><text:span text:style-name="T27">// int</text:span></text:p>
      <text:p text:style-name="P7">可以在mcuvm.c的第28行，打上断点</text:p>
      <text:p text:style-name="P30">(gdb) break mcuvm.c:28</text:p>
      <text:p text:style-name="P34">Breakpoint 1 at 0x5555555547a1: file mcuvm.c, line 28.</text:p>
      <text:p text:style-name="P7">接下来重新运行它</text:p>
      <text:p text:style-name="P30">(gdb) run</text:p>
      <text:p text:style-name="Preformatted_20_Text">The program being debugged has been started already.</text:p>
      <text:p text:style-name="Preformatted_20_Text">Start it from the beginning? (y or n) y</text:p>
      <text:p text:style-name="Preformatted_20_Text">Starting program: /home/yiheng/mcuvm/mcuvm/mcuvm </text:p>
      <text:p text:style-name="Preformatted_20_Text"/>
      <text:p text:style-name="Preformatted_20_Text">Breakpoint 1, MVM_decode () at mcuvm.c:29</text:p>
      <text:p text:style-name="Preformatted_20_Text">29 <text:s text:c="7"/>MVM_userInt();</text:p>
      <text:p text:style-name="P34">(gdb) </text:p>
      <text:p text:style-name="P7">它停在了第29行，调用函数MVM_userInt()的位置，我们可以查看当前寄存器的状态</text:p>
      <text:p text:style-name="P30">(gdb) i registers</text:p>
      <text:p text:style-name="Preformatted_20_Text">rax <text:s text:c="11"/>0x5555555547a1 <text:s text:c="2"/>93824992233377</text:p>
      <text:p text:style-name="Preformatted_20_Text">rbx <text:s text:c="11"/>0x0 <text:s text:c="5"/>0</text:p>
      <text:p text:style-name="Preformatted_20_Text">rcx <text:s text:c="11"/>0x30 <text:s text:c="4"/>48</text:p>
      <text:p text:style-name="Preformatted_20_Text">rdx <text:s text:c="11"/>0xffffffffffffed9d <text:s text:c="6"/>-4707</text:p>
      <text:p text:style-name="Preformatted_20_Text">rsi <text:s text:c="11"/>0xe <text:s text:c="5"/>14</text:p>
      <text:p text:style-name="Preformatted_20_Text">rdi <text:s text:c="11"/>0xc <text:s text:c="5"/>12</text:p>
      <text:p text:style-name="Preformatted_20_Text">rbp <text:s text:c="11"/>0x7fffffffde00 <text:s text:c="2"/>0x7fffffffde00</text:p>
      <text:p text:style-name="Preformatted_20_Text">rsp <text:s text:c="11"/>0x7fffffffdde0 <text:s text:c="2"/>0x7fffffffdde0</text:p>
      <text:p text:style-name="Preformatted_20_Text">r8 <text:s text:c="12"/>0x7ffff7dd0d80 <text:s text:c="2"/>140737351847296</text:p>
      <text:p text:style-name="Preformatted_20_Text">r9 <text:s text:c="12"/>0x7ffff7dd0d80 <text:s text:c="2"/>140737351847296</text:p>
      <text:p text:style-name="Preformatted_20_Text">r10 <text:s text:c="11"/>0x2 <text:s text:c="5"/>2</text:p>
      <text:p text:style-name="Preformatted_20_Text">r11 <text:s text:c="11"/>0x7 <text:s text:c="5"/>7</text:p>
      <text:p text:style-name="Preformatted_20_Text">r12 <text:s text:c="11"/>0x555555554540 <text:s text:c="2"/>93824992232768</text:p>
      <text:p text:style-name="Preformatted_20_Text">r13 <text:s text:c="11"/>0x7fffffffdef0 <text:s text:c="2"/>140737488346864</text:p>
      <text:p text:style-name="Preformatted_20_Text">r14 <text:s text:c="11"/>0x0 <text:s text:c="5"/>0</text:p>
      <text:p text:style-name="Preformatted_20_Text">r15 <text:s text:c="11"/>0x0 <text:s text:c="5"/>0</text:p>
      <text:p text:style-name="Preformatted_20_Text">rip <text:s text:c="11"/>0x5555555547a1 <text:s text:c="2"/>0x5555555547a1 &lt;MVM_decode+189&gt;</text:p>
      <text:p text:style-name="Preformatted_20_Text">eflags <text:s text:c="8"/>0x213 <text:s text:c="3"/>[ CF AF IF ]</text:p>
      <text:p text:style-name="Preformatted_20_Text">cs <text:s text:c="12"/>0x33 <text:s text:c="4"/>51</text:p>
      <text:p text:style-name="Preformatted_20_Text">ss <text:s text:c="12"/>0x2b <text:s text:c="4"/>43</text:p>
      <text:p text:style-name="Preformatted_20_Text">ds <text:s text:c="12"/>0x0 <text:s text:c="5"/>0</text:p>
      <text:p text:style-name="Preformatted_20_Text">es <text:s text:c="12"/>0x0 <text:s text:c="5"/>0</text:p>
      <text:p text:style-name="Preformatted_20_Text">fs <text:s text:c="12"/>0x0 <text:s text:c="5"/>0</text:p>
      <text:p text:style-name="P34">gs <text:s text:c="12"/>0x0 <text:s text:c="5"/>0</text:p>
      <text:p text:style-name="P7">对于我们的程序（虚拟机而言），虚拟机的寄存器存储在数组gMVM_regs中，程序计数器是gMVM_pc，我们可以打印它们的当前值</text:p>
      <text:p text:style-name="P7"><text:soft-page-break/></text:p>
      <text:p text:style-name="P30">(gdb) p/x gMVM_regs</text:p>
      <text:p text:style-name="Preformatted_20_Text">$<text:span text:style-name="T38">1</text:span> = {0x30, 0x1, 0xa, 0x0, 0x0, 0x0, 0x0, 0x0, 0x0, 0x0, 0x0, 0x8, 0x0, 0x0, </text:p>
      <text:p text:style-name="P34"><text:s text:c="2"/>0x30, 0x0}</text:p>
      <text:p text:style-name="P8">使用/x选项使其以数字而非char类型默认的ASCII模式打出</text:p>
      <text:p text:style-name="P31">(gdb) p gMVM_pc</text:p>
      <text:p text:style-name="P34">$<text:span text:style-name="T38">2</text:span> = 12</text:p>
      <text:p text:style-name="P8">可见当前虚拟机执行到了第12个字节处，当前执行的命令被存储在code变量中</text:p>
      <text:p text:style-name="P31">(gdb) p/x code</text:p>
      <text:p text:style-name="P34">$<text:span text:style-name="T38">3</text:span> = 0x1</text:p>
      <text:p text:style-name="P8">可以看到code中是0x1这正是 <text:span text:style-name="T35">MVM_INS_0A_INT即INT指令的值</text:span></text:p>
      <text:p text:style-name="P8"><text:span text:style-name="T35">接下来我们单步调试它，使用step命令单步进入函数MVM_userInt()</text:span></text:p>
      <text:p text:style-name="P31">(gdb) step</text:p>
      <text:p text:style-name="Preformatted_20_Text">MVM_userInt () at mcuvm_hal.h:35</text:p>
      <text:p text:style-name="P34">35 <text:s text:c="9"/>putchar(gMVM_regs[14]);</text:p>
      <text:p text:style-name="P8">可见这个程序执行到了mcuvm_hal.c的第35行，将要把虚拟机的14号通用寄存器的值输出来，我们在前面看到，它的值是0x30，即ASCII中的“0”字符。使用next命令单步跳过putchar函数。</text:p>
      <text:p text:style-name="P8">值得一提的是，如果我们继续通过step函数进入putchar，会因为没有putchar的代码而无法显示</text:p>
      <text:p text:style-name="P31">(gdb) step</text:p>
      <text:p text:style-name="Preformatted_20_Text">putchar (c=48) at putchar.c:25</text:p>
      <text:p text:style-name="Preformatted_20_Text">25 <text:s text:c="5"/>putchar.c: 没有那个文件或目录.</text:p>
      <text:p text:style-name="Preformatted_20_Text">(gdb) step</text:p>
      <text:p text:style-name="Preformatted_20_Text">27 <text:s text:c="5"/>in putchar.c</text:p>
      <text:p text:style-name="Preformatted_20_Text">(gdb) next</text:p>
      <text:p text:style-name="P34">25 <text:s text:c="5"/>in putchar.c</text:p>
      <text:p text:style-name="P8">此时需要使用finish命令跳出</text:p>
      <text:p text:style-name="P31">(gdb) finish</text:p>
      <text:p text:style-name="Preformatted_20_Text">Run till exit from #0 <text:s/>putchar (c=48) at putchar.c:25</text:p>
      <text:p text:style-name="Preformatted_20_Text">MVM_userInt () at mcuvm_hal.h:36</text:p>
      <text:p text:style-name="Preformatted_20_Text">36 <text:s text:c="5"/>}</text:p>
      <text:p text:style-name="P34">Value returned is $7 = 48</text:p>
      <text:p text:style-name="P8">使用continue命令继续</text:p>
      <text:p text:style-name="P31">(gdb) continue</text:p>
      <text:p text:style-name="Preformatted_20_Text">Continuing.</text:p>
      <text:p text:style-name="Preformatted_20_Text"/>
      <text:p text:style-name="Preformatted_20_Text">Breakpoint 1, MVM_decode () at mcuvm.c:29</text:p>
      <text:p text:style-name="Preformatted_20_Text">29 <text:s text:c="7"/>MVM_userInt();</text:p>
      <text:p text:style-name="Preformatted_20_Text">(gdb) continue</text:p>
      <text:p text:style-name="Preformatted_20_Text">Continuing.</text:p>
      <text:p text:style-name="P34">0</text:p>
      <text:p text:style-name="P8">可见其输出了一个“<text:span text:style-name="T39">0</text:span>”字符，接下来我们取消断点，任其运行</text:p>
      <text:p text:style-name="P8"/>
      <text:p text:style-name="P31"><text:soft-page-break/>(gdb) d breakpoints </text:p>
      <text:p text:style-name="Preformatted_20_Text">删除所有断点吗？ (y or n) y</text:p>
      <text:p text:style-name="Preformatted_20_Text">(gdb) c</text:p>
      <text:p text:style-name="Preformatted_20_Text">Continuing.</text:p>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34">9</text:p>
      <text:h text:style-name="P41" text:outline-level="2">5、作业部分</text:h>
      <text:p text:style-name="P9">1、解释Vi的三种工作模式，作用是什么</text:p>
      <text:p text:style-name="P9">Command mode</text:p>
      <text:p text:style-name="P9">Insert mode</text:p>
      <text:p text:style-name="P9">Last line mode</text:p>
      <text:h text:style-name="Heading_20_3" text:outline-level="3">vi command mode</text:h>
      <text:p text:style-name="P9">When you first start editing a file with the vi editor you will be in vi command mode. In this mode you can issue many vi commands, including commands like insert, append, and delete, and other search and navigation commands that let you move around your file.</text:p>
      <text:p text:style-name="P9">当首次启动编辑一个文件的时候，<text:span text:style-name="T40">vi会处于命令模式，在这个模式下我们可以发出诸如插入，添加，删除，搜索，导航之列的命令。</text:span></text:p>
      <text:h text:style-name="Heading_20_3" text:outline-level="3">vi insert mode</text:h>
      <text:p text:style-name="P9">Once you issue a vi insert, append, or open command, you will be in vi insert mode. If you're working with a modern vi or vim implementation, your vi editor is typically configured to show the current mode of operation, so when you go into insert mode, you'll see a text string like this on the last line of your vi editor window:</text:p>
      <text:p text:style-name="P9">一旦发出了一个像插入，或打开新行这样的命令，我们就进入了插入模式，如果我们使用的是现代的<text:span text:style-name="T40">vi或者vim实现，vi编辑器通常会显示当前的模式，所以当我们进入插入模式，我们会看到窗口的最末一行出现了如下字符串</text:span></text:p>
      <text:p text:style-name="P9">-- INSERT --</text:p>
      <text:p text:style-name="P9">使用ESC可以退出当前模式，在该模式我们可以向光标所在位置插入字符。</text:p>
      <text:h text:style-name="Heading_20_3" text:outline-level="3">vi last line mode</text:h>
      <text:p text:style-name="P9">The last vi mode is known as vi last line mode. You can only get to last line mode from command mode, and you get into last line mode by pressing the colon key, like this:</text:p>
      <text:p text:style-name="P9"/>
      <text:p text:style-name="P9"><text:soft-page-break/>:</text:p>
      <text:p text:style-name="P9">After pressing this key, you'll see a colon character appear at the beginning of the last line of your vi editor window, and your cursor will be moved to that position. This indicates that vi is ready for you to type in a "last line command".</text:p>
      <text:p text:style-name="P9">最后一种模式被称为底栏模式，我们只能从命令模式进入它，通过按下冒号“：”键，我们会看到底栏出现了一个冒号，我们的光标也转移到了那个位置，这表示<text:span text:style-name="T40">vi已经准备好我们想底栏发送命令</text:span></text:p>
      <text:p text:style-name="P9">常见的命令有</text:p>
      <text:p text:style-name="P9">q 退出 w 写入 !<text:span text:style-name="T40">ls 执行系统命令 s 替换 set 设置 等等</text:span></text:p>
      <text:p text:style-name="P9">通过两次ESC我们可以退出这个模式</text:p>
      <text:p text:style-name="P10">2、gcc编译流程分为几个步骤，每个步骤作用是什么？</text:p>
      <text:p text:style-name="P10">分为预处理展开，编译，汇编，链接等步骤，其中预处理步骤展开预处理命令，编译步骤将C源代码转换成汇编代码，汇编代码再通过汇编器成为机器代码的目标文件，连接器将目标文件中缺失的符号相互链接，生成实际的可执行文件。</text:p>
      <text:p text:style-name="P10">3、用vi实现一个程序，正序输入，倒序输出，使用gdb调试。</text:p>
      <text:p text:style-name="P10">程序：</text:p>
      <text:p text:style-name="P33"><text:span text:style-name="T12"><text:s text:c="2"/>1 </text:span><text:span text:style-name="T15">#include </text:span><text:span text:style-name="T10">&lt;stdio.h&gt;</text:span></text:p>
      <text:p text:style-name="P15"><text:s text:c="2"/>2 </text:p>
      <text:p text:style-name="Preformatted_20_Text"><text:span text:style-name="T12"><text:s text:c="2"/>3 </text:span><text:span text:style-name="T16">int</text:span> main (<text:span text:style-name="T16">int</text:span> argc, <text:span text:style-name="T16">char</text:span> *argv[]){</text:p>
      <text:p text:style-name="Preformatted_20_Text"><text:span text:style-name="T12"><text:s text:c="2"/>4 </text:span><text:s text:c="4"/><text:span text:style-name="T16">char</text:span> buffer[<text:span text:style-name="T10">1024</text:span>]; <text:span text:style-name="T4">// assuming a line will not excess 1024 bytes</text:span></text:p>
      <text:p text:style-name="Preformatted_20_Text"><text:span text:style-name="T12"><text:s text:c="2"/>5 </text:span><text:s text:c="4"/><text:span text:style-name="T16">int</text:span> stack = <text:span text:style-name="T10">0</text:span>;</text:p>
      <text:p text:style-name="Preformatted_20_Text"><text:span text:style-name="T12"><text:s text:c="2"/>6 </text:span><text:s text:c="4"/><text:span text:style-name="T16">char</text:span> c;</text:p>
      <text:p text:style-name="P15"><text:s text:c="2"/>7 </text:p>
      <text:p text:style-name="Preformatted_20_Text"><text:span text:style-name="T12"><text:s text:c="2"/>8 </text:span><text:s text:c="4"/><text:span text:style-name="T12">for</text:span> (;;) { <text:span text:style-name="T4">// infinity loop</text:span></text:p>
      <text:p text:style-name="Preformatted_20_Text"><text:span text:style-name="T12"><text:s text:c="2"/>9 </text:span><text:s text:c="8"/>c = getchar(); <text:span text:style-name="T4">// read a char into c</text:span></text:p>
      <text:p text:style-name="Preformatted_20_Text"><text:span text:style-name="T12"><text:s/>10 </text:span><text:s text:c="8"/><text:span text:style-name="T12">if</text:span> ( c == <text:span text:style-name="T10">EOF</text:span> ) {</text:p>
      <text:p text:style-name="Preformatted_20_Text"><text:span text:style-name="T12"><text:s/>11 </text:span><text:s text:c="12"/><text:span text:style-name="T12">for</text:span> (; stack &gt; <text:span text:style-name="T10">0</text:span>; stack --){</text:p>
      <text:p text:style-name="Preformatted_20_Text"><text:span text:style-name="T12"><text:s/>12 </text:span><text:s text:c="16"/>putchar(buffer[stack - <text:span text:style-name="T10">1</text:span>]);</text:p>
      <text:p text:style-name="Preformatted_20_Text"><text:span text:style-name="T12"><text:s/>13 </text:span><text:s text:c="12"/>}</text:p>
      <text:p text:style-name="P15"><text:s/>14 </text:p>
      <text:p text:style-name="Preformatted_20_Text"><text:span text:style-name="T12"><text:s/>15 </text:span><text:s text:c="12"/><text:span text:style-name="T12">break</text:span>;</text:p>
      <text:p text:style-name="Preformatted_20_Text"><text:span text:style-name="T12"><text:s/>16 </text:span><text:s text:c="8"/>}</text:p>
      <text:p text:style-name="P15"><text:s/>17 </text:p>
      <text:p text:style-name="Preformatted_20_Text"><text:span text:style-name="T12"><text:s/>18 </text:span><text:s text:c="8"/><text:span text:style-name="T12">else</text:span> <text:span text:style-name="T12">if</text:span> ( c == <text:span text:style-name="T13">'\n'</text:span> ) {</text:p>
      <text:p text:style-name="Preformatted_20_Text"><text:span text:style-name="T12"><text:s/>19 </text:span><text:s text:c="12"/><text:span text:style-name="T12">for</text:span> (; stack &gt; <text:span text:style-name="T10">0</text:span>; stack --){</text:p>
      <text:p text:style-name="Preformatted_20_Text"><text:span text:style-name="T12"><text:s/>20 </text:span><text:s text:c="16"/>putchar(buffer[stack - <text:span text:style-name="T10">1</text:span>]);</text:p>
      <text:p text:style-name="Preformatted_20_Text"><text:span text:style-name="T12"><text:s/>21 </text:span><text:s text:c="12"/>}</text:p>
      <text:p text:style-name="Preformatted_20_Text"><text:span text:style-name="T12"><text:s/>22 </text:span><text:s text:c="12"/>putchar(<text:span text:style-name="T13">'\n'</text:span>);</text:p>
      <text:p text:style-name="Preformatted_20_Text"><text:span text:style-name="T12"><text:s/>23 </text:span><text:s text:c="8"/>}</text:p>
      <text:p text:style-name="P15"><text:s/>24 </text:p>
      <text:p text:style-name="Preformatted_20_Text"><text:span text:style-name="T12"><text:s/>25 </text:span><text:s text:c="8"/><text:span text:style-name="T12">else</text:span> {</text:p>
      <text:p text:style-name="Preformatted_20_Text"><text:span text:style-name="T12"><text:s/>26 </text:span><text:s text:c="12"/><text:span text:style-name="T12">if</text:span> (stack &lt; <text:span text:style-name="T10">1024</text:span>)</text:p>
      <text:p text:style-name="Preformatted_20_Text"><text:span text:style-name="T12"><text:s/>27 </text:span><text:s text:c="16"/>buffer[stack ++] = c;</text:p>
      <text:p text:style-name="Preformatted_20_Text"><text:span text:style-name="T12"><text:s/>28 </text:span><text:s text:c="8"/>}</text:p>
      <text:p text:style-name="Preformatted_20_Text"><text:span text:style-name="T12"><text:s/>29 </text:span><text:s text:c="4"/>}</text:p>
      <text:p text:style-name="P15"><text:s/>30 </text:p>
      <text:p text:style-name="Preformatted_20_Text"><text:span text:style-name="T12"><text:s/>31 </text:span><text:s text:c="4"/><text:span text:style-name="T12">return</text:span> <text:span text:style-name="T10">0</text:span>;</text:p>
      <text:p text:style-name="Preformatted_20_Text"><text:span text:style-name="T12"><text:s/>32 </text:span>}</text:p>
      <text:p text:style-name="P13"><text:soft-page-break/>~ <text:s text:c="79"/></text:p>
      <text:p text:style-name="P13">~ <text:s text:c="79"/></text:p>
      <text:p text:style-name="P13">~ <text:s text:c="79"/></text:p>
      <text:p text:style-name="P13">~ <text:s text:c="79"/></text:p>
      <text:p text:style-name="P34">"flip.c" 32L, 686C <text:s text:c="44"/>1,1 <text:s text:c="9"/>全部</text:p>
      <text:p text:style-name="P10"/>
      <text:p text:style-name="P11">演示：</text:p>
      <text:p text:style-name="P32"><text:span text:style-name="T7">➜ <text:s/></text:span><text:span text:style-name="T5">c</text:span> vim flip.c <text:s text:c="7"/></text:p>
      <text:p text:style-name="Preformatted_20_Text"><text:span text:style-name="T7">➜ <text:s/></text:span><text:span text:style-name="T5">c</text:span> gcc flip.c -o flip</text:p>
      <text:p text:style-name="Preformatted_20_Text"><text:span text:style-name="T7">➜ <text:s/></text:span><text:span text:style-name="T5">c</text:span> ./flip <text:s text:c="11"/></text:p>
      <text:p text:style-name="Preformatted_20_Text">hello</text:p>
      <text:p text:style-name="Preformatted_20_Text">olleh</text:p>
      <text:p text:style-name="Preformatted_20_Text">iamyourdaddy</text:p>
      <text:p text:style-name="Preformatted_20_Text">yddadruoymai</text:p>
      <text:p text:style-name="Preformatted_20_Text">The quick brown fox jumps over the lazy dog</text:p>
      <text:p text:style-name="Preformatted_20_Text">god yzal eht revo spmuj xof nworb kciuq ehT</text:p>
      <text:p text:style-name="P34">^C</text:p>
      <text:p text:style-name="P11">gdb调试：</text:p>
      <text:p text:style-name="P32"><text:span text:style-name="T7">➜ <text:s/></text:span><text:span text:style-name="T5">c</text:span> gcc flip.c -O0 -g -o flip</text:p>
      <text:p text:style-name="Preformatted_20_Text"><text:span text:style-name="T7">➜ <text:s/></text:span><text:span text:style-name="T5">c</text:span> gdb flip</text:p>
      <text:p text:style-name="Preformatted_20_Text">GNU gdb (Ubuntu 8.1-0ubuntu3.2) 8.1.0.20180409-git</text:p>
      <text:p text:style-name="Preformatted_20_Text">Copyright (C) 2018 Free Software Foundation, Inc.</text:p>
      <text:p text:style-name="Preformatted_20_Text">License GPLv3+: GNU GPL version 3 or later &lt;http://gnu.org/licenses/gpl.html&gt;</text:p>
      <text:p text:style-name="Preformatted_20_Text">This is free software: you are free to change and redistribute it.</text:p>
      <text:p text:style-name="Preformatted_20_Text">There is NO WARRANTY, to the extent permitted by law. <text:s/>Type "show copying"</text:p>
      <text:p text:style-name="Preformatted_20_Text">and "show warranty" for details.</text:p>
      <text:p text:style-name="Preformatted_20_Text">This GDB was configured as "x86_64-linux-gnu".</text:p>
      <text:p text:style-name="Preformatted_20_Text">Type "show configuration" for configuration details.</text:p>
      <text:p text:style-name="Preformatted_20_Text">For bug reporting instructions, please see:</text:p>
      <text:p text:style-name="Preformatted_20_Text">&lt;http://www.gnu.org/software/gdb/bugs/&gt;.</text:p>
      <text:p text:style-name="Preformatted_20_Text">Find the GDB manual and other documentation resources online at:</text:p>
      <text:p text:style-name="Preformatted_20_Text">&lt;http://www.gnu.org/software/gdb/documentation/&gt;.</text:p>
      <text:p text:style-name="Preformatted_20_Text">For help, type "help".</text:p>
      <text:p text:style-name="Preformatted_20_Text">Type "apropos word" to search for commands related to "word"...</text:p>
      <text:p text:style-name="Preformatted_20_Text">Reading symbols from flip...done.</text:p>
      <text:p text:style-name="Preformatted_20_Text">(gdb) b flip.c:8</text:p>
      <text:p text:style-name="Preformatted_20_Text">Breakpoint 1 at 0x72b: file flip.c, line 8.</text:p>
      <text:p text:style-name="Preformatted_20_Text">(gdb) run</text:p>
      <text:p text:style-name="Preformatted_20_Text">Starting program: /home/yiheng/homework_embededDev/c/flip </text:p>
      <text:p text:style-name="Preformatted_20_Text"/>
      <text:p text:style-name="Preformatted_20_Text">Breakpoint 1, main (argc=1, argv=0x7fffffffdec8) at flip.c:9</text:p>
      <text:p text:style-name="Preformatted_20_Text">9 <text:s text:c="14"/>c = getchar(); // read a char into c</text:p>
      <text:p text:style-name="Preformatted_20_Text">(gdb) n</text:p>
      <text:p text:style-name="Preformatted_20_Text">a test string</text:p>
      <text:p text:style-name="Preformatted_20_Text">10 <text:s text:c="13"/>if ( c == EOF ) {</text:p>
      <text:p text:style-name="Preformatted_20_Text">(gdb) p c</text:p>
      <text:p text:style-name="Preformatted_20_Text">$1 = 97 'a'</text:p>
      <text:p text:style-name="Preformatted_20_Text">(gdb) n</text:p>
      <text:p text:style-name="Preformatted_20_Text">18 <text:s text:c="13"/>else if ( c == '\n' ) {</text:p>
      <text:p text:style-name="Preformatted_20_Text">(gdb) n</text:p>
      <text:p text:style-name="Preformatted_20_Text">26 <text:s text:c="17"/>if (stack &lt; 1024)</text:p>
      <text:p text:style-name="Preformatted_20_Text">(gdb) n</text:p>
      <text:p text:style-name="Preformatted_20_Text">27 <text:s text:c="21"/>buffer[stack ++] = c;</text:p>
      <text:p text:style-name="Preformatted_20_Text">(gdb) n</text:p>
      <text:p text:style-name="Preformatted_20_Text">9 <text:s text:c="14"/>c = getchar(); // read a char into c</text:p>
      <text:p text:style-name="Preformatted_20_Text">(gdb) n</text:p>
      <text:p text:style-name="Preformatted_20_Text"/>
      <text:p text:style-name="Preformatted_20_Text"><text:soft-page-break/>Breakpoint 1, main (argc=1, argv=0x7fffffffdec8) at flip.c:9</text:p>
      <text:p text:style-name="Preformatted_20_Text">9 <text:s text:c="14"/>c = getchar(); // read a char into c</text:p>
      <text:p text:style-name="Preformatted_20_Text">(gdb) n</text:p>
      <text:p text:style-name="Preformatted_20_Text">10 <text:s text:c="13"/>if ( c == EOF ) {</text:p>
      <text:p text:style-name="Preformatted_20_Text">(gdb) p c</text:p>
      <text:p text:style-name="Preformatted_20_Text">$2 = 32 ' '</text:p>
      <text:p text:style-name="Preformatted_20_Text">(gdb) x /a &amp;c</text:p>
      <text:p text:style-name="Preformatted_20_Text">0x7fffffffd9cb: 0xffda610000000120 <text:s text:c="4"/></text:p>
      <text:p text:style-name="Preformatted_20_Text">(gdb) disassemble </text:p>
      <text:p text:style-name="Preformatted_20_Text">Dump of assembler code for function main:</text:p>
      <text:p text:style-name="Preformatted_20_Text"><text:s text:c="3"/>0x00005555555546fa &lt;+0&gt;: <text:s text:c="4"/>push <text:s text:c="2"/>%rbp</text:p>
      <text:p text:style-name="Preformatted_20_Text"><text:s text:c="3"/>0x00005555555546fb &lt;+1&gt;: <text:s text:c="4"/>mov <text:s text:c="3"/>%rsp,%rbp</text:p>
      <text:p text:style-name="Preformatted_20_Text"><text:s text:c="3"/>0x00005555555546fe &lt;+4&gt;: <text:s text:c="4"/>sub <text:s text:c="3"/>$0x430,%rsp</text:p>
      <text:p text:style-name="Preformatted_20_Text"><text:s text:c="3"/>0x0000555555554705 &lt;+11&gt;: <text:s text:c="3"/>mov <text:s text:c="3"/>%edi,-0x424(%rbp)</text:p>
      <text:p text:style-name="Preformatted_20_Text"><text:s text:c="3"/>0x000055555555470b &lt;+17&gt;: <text:s text:c="3"/>mov <text:s text:c="3"/>%rsi,-0x430(%rbp)</text:p>
      <text:p text:style-name="Preformatted_20_Text"><text:s text:c="3"/>0x0000555555554712 &lt;+24&gt;: <text:s text:c="3"/>mov <text:s text:c="3"/>%fs:0x28,%rax</text:p>
      <text:p text:style-name="Preformatted_20_Text"><text:s text:c="3"/>0x000055555555471b &lt;+33&gt;: <text:s text:c="3"/>mov <text:s text:c="3"/>%rax,-0x8(%rbp)</text:p>
      <text:p text:style-name="Preformatted_20_Text"><text:s text:c="3"/>0x000055555555471f &lt;+37&gt;: <text:s text:c="3"/>xor <text:s text:c="3"/>%eax,%eax</text:p>
      <text:p text:style-name="Preformatted_20_Text"><text:s text:c="3"/>0x0000555555554721 &lt;+39&gt;: <text:s text:c="3"/>movl <text:s text:c="2"/>$0x0,-0x414(%rbp)</text:p>
      <text:p text:style-name="Preformatted_20_Text"><text:s text:c="3"/>0x000055555555472b &lt;+49&gt;: <text:s text:c="3"/>callq <text:s/>0x5555555545d0 &lt;getchar@plt&gt;</text:p>
      <text:p text:style-name="Preformatted_20_Text"><text:s text:c="3"/>0x0000555555554730 &lt;+54&gt;: <text:s text:c="3"/>mov <text:s text:c="3"/>%al,-0x415(%rbp)</text:p>
      <text:p text:style-name="Preformatted_20_Text">=&gt; 0x0000555555554736 &lt;+60&gt;: <text:s text:c="3"/>cmpb <text:s text:c="2"/>$0xff,-0x415(%rbp)</text:p>
      <text:p text:style-name="Preformatted_20_Text"><text:s text:c="3"/>0x000055555555473d &lt;+67&gt;: <text:s text:c="3"/>jne <text:s text:c="3"/>0x555555554770 &lt;main+118&gt;</text:p>
      <text:p text:style-name="Preformatted_20_Text"><text:s text:c="3"/>0x000055555555473f &lt;+69&gt;: <text:s text:c="3"/>jmp <text:s text:c="3"/>0x555555554765 &lt;main+107&gt;</text:p>
      <text:p text:style-name="Preformatted_20_Text"><text:s text:c="3"/>0x0000555555554741 &lt;+71&gt;: <text:s text:c="3"/>mov <text:s text:c="3"/>-0x414(%rbp),%eax</text:p>
      <text:p text:style-name="Preformatted_20_Text"><text:s text:c="3"/>0x0000555555554747 &lt;+77&gt;: <text:s text:c="3"/>sub <text:s text:c="3"/>$0x1,%eax</text:p>
      <text:p text:style-name="Preformatted_20_Text"><text:s text:c="3"/>0x000055555555474a &lt;+80&gt;: <text:s text:c="3"/>cltq <text:s text:c="2"/></text:p>
      <text:p text:style-name="Preformatted_20_Text"><text:s text:c="3"/>0x000055555555474c &lt;+82&gt;: <text:s text:c="3"/>movzbl -0x410(%rbp,%rax,1),%eax</text:p>
      <text:p text:style-name="Preformatted_20_Text"><text:s text:c="3"/>0x0000555555554754 &lt;+90&gt;: <text:s text:c="3"/>movsbl %al,%eax</text:p>
      <text:p text:style-name="Preformatted_20_Text"><text:s text:c="3"/>0x0000555555554757 &lt;+93&gt;: <text:s text:c="3"/>mov <text:s text:c="3"/>%eax,%edi</text:p>
      <text:p text:style-name="Preformatted_20_Text"><text:s text:c="3"/>0x0000555555554759 &lt;+95&gt;: <text:s text:c="3"/>callq <text:s/>0x5555555545b0 &lt;putchar@plt&gt;</text:p>
      <text:p text:style-name="Preformatted_20_Text"><text:s text:c="3"/>0x000055555555475e &lt;+100&gt;: <text:s text:c="2"/>subl <text:s text:c="2"/>$0x1,-0x414(%rbp)</text:p>
      <text:p text:style-name="Preformatted_20_Text"><text:s text:c="3"/>0x0000555555554765 &lt;+107&gt;: <text:s text:c="2"/>cmpl <text:s text:c="2"/>$0x0,-0x414(%rbp)</text:p>
      <text:p text:style-name="Preformatted_20_Text"><text:s text:c="3"/>0x000055555555476c &lt;+114&gt;: <text:s text:c="2"/>jg <text:s text:c="4"/>0x555555554741 &lt;main+71&gt;</text:p>
      <text:p text:style-name="Preformatted_20_Text"><text:s text:c="3"/>0x000055555555476e &lt;+116&gt;: <text:s text:c="2"/>jmp <text:s text:c="3"/>0x5555555547eb &lt;main+241&gt;</text:p>
      <text:p text:style-name="Preformatted_20_Text"><text:s text:c="3"/>0x0000555555554770 &lt;+118&gt;: <text:s text:c="2"/>cmpb <text:s text:c="2"/>$0xa,-0x415(%rbp)</text:p>
      <text:p text:style-name="Preformatted_20_Text"><text:s text:c="3"/>0x0000555555554777 &lt;+125&gt;: <text:s text:c="2"/>jne <text:s text:c="3"/>0x5555555547b7 &lt;main+189&gt;</text:p>
      <text:p text:style-name="Preformatted_20_Text"><text:s text:c="3"/>0x0000555555554779 &lt;+127&gt;: <text:s text:c="2"/>jmp <text:s text:c="3"/>0x55555555479f &lt;main+165&gt;</text:p>
      <text:p text:style-name="Preformatted_20_Text"><text:s text:c="3"/>0x000055555555477b &lt;+129&gt;: <text:s text:c="2"/>mov <text:s text:c="3"/>-0x414(%rbp),%eax</text:p>
      <text:p text:style-name="Preformatted_20_Text"><text:s text:c="3"/>0x0000555555554781 &lt;+135&gt;: <text:s text:c="2"/>sub <text:s text:c="3"/>$0x1,%eax</text:p>
      <text:p text:style-name="Preformatted_20_Text"><text:s text:c="3"/>0x0000555555554784 &lt;+138&gt;: <text:s text:c="2"/>cltq <text:s text:c="2"/></text:p>
      <text:p text:style-name="Preformatted_20_Text"><text:s text:c="3"/>0x0000555555554786 &lt;+140&gt;: <text:s text:c="2"/>movzbl -0x410(%rbp,%rax,1),%eax</text:p>
      <text:p text:style-name="Preformatted_20_Text"><text:s text:c="3"/>0x000055555555478e &lt;+148&gt;: <text:s text:c="2"/>movsbl %al,%eax</text:p>
      <text:p text:style-name="Preformatted_20_Text"><text:s text:c="3"/>0x0000555555554791 &lt;+151&gt;: <text:s text:c="2"/>mov <text:s text:c="3"/>%eax,%edi</text:p>
      <text:p text:style-name="Preformatted_20_Text"><text:s text:c="3"/>0x0000555555554793 &lt;+153&gt;: <text:s text:c="2"/>callq <text:s/>0x5555555545b0 &lt;putchar@plt&gt;</text:p>
      <text:p text:style-name="Preformatted_20_Text">---Type &lt;return&gt; to continue, or q &lt;return&gt; to quit---q</text:p>
      <text:p text:style-name="Preformatted_20_Text">Quit</text:p>
      <text:p text:style-name="Preformatted_20_Text">(gdb) c</text:p>
      <text:p text:style-name="Preformatted_20_Text">Continuing.</text:p>
      <text:p text:style-name="Preformatted_20_Text"/>
      <text:p text:style-name="Preformatted_20_Text">Breakpoint 1, main (argc=1, argv=0x7fffffffdec8) at flip.c:9</text:p>
      <text:p text:style-name="Preformatted_20_Text">9 <text:s text:c="14"/>c = getchar(); // read a char into c</text:p>
      <text:p text:style-name="Preformatted_20_Text">(gdb) c</text:p>
      <text:p text:style-name="Preformatted_20_Text">Continuing.</text:p>
      <text:p text:style-name="Preformatted_20_Text"/>
      <text:p text:style-name="Preformatted_20_Text">Breakpoint 1, main (argc=1, argv=0x7fffffffdec8) at flip.c:9</text:p>
      <text:p text:style-name="Preformatted_20_Text">9 <text:s text:c="14"/>c = getchar(); // read a char into c</text:p>
      <text:p text:style-name="Preformatted_20_Text">(gdb) delete breakpoint flip.c:9</text:p>
      <text:p text:style-name="Preformatted_20_Text">(gdb) delete breakpoint 1</text:p>
      <text:p text:style-name="Preformatted_20_Text">(gdb) continue</text:p>
      <text:p text:style-name="Preformatted_20_Text">Continuing.</text:p>
      <text:p text:style-name="Preformatted_20_Text"><text:soft-page-break/>gnirts tset a</text:p>
      <text:p text:style-name="Preformatted_20_Text"/>
      <text:p text:style-name="Preformatted_20_Text"/>
      <text:p text:style-name="P34">[Inferior 1 (process 5582) exited normally]</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Grande" svg:font-family="'Lucida Grande', Arial, Verdana, sans-serif"/>
    <style:font-face style:name="Palatino" svg:font-family="Palatino, Georgia, Time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0:46:28.994351966</meta:creation-date>
    <dc:date>2020-04-02T13:23:57.541886037</dc:date>
    <meta:editing-duration>PT19M36S</meta:editing-duration>
    <meta:editing-cycles>1</meta:editing-cycles>
    <meta:document-statistic meta:table-count="0" meta:image-count="0" meta:object-count="0" meta:page-count="20" meta:paragraph-count="917" meta:word-count="4521" meta:character-count="27486" meta:non-whitespace-character-count="19414"/>
    <meta:generator>LibreOffice/6.0.7.3$Linux_X86_64 LibreOffice_project/00m0$Build-3</meta:generator>
  </office:meta>
</office:document-meta>
</file>